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6.958cm" fo:margin-left="-0.025cm" table:align="left"/>
    </style:style>
    <style:style style:name="Table1.A" style:family="table-column">
      <style:table-column-properties style:column-width="1.085cm"/>
    </style:style>
    <style:style style:name="Table1.B" style:family="table-column">
      <style:table-column-properties style:column-width="10.264cm"/>
    </style:style>
    <style:style style:name="Table1.C" style:family="table-column">
      <style:table-column-properties style:column-width="1.371cm"/>
    </style:style>
    <style:style style:name="Table1.D" style:family="table-column">
      <style:table-column-properties style:column-width="4.23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23cm" fo:margin-left="-0.056cm" table:align="left"/>
    </style:style>
    <style:style style:name="Table2.A" style:family="table-column">
      <style:table-column-properties style:column-width="1.138cm"/>
    </style:style>
    <style:style style:name="Table2.B" style:family="table-column">
      <style:table-column-properties style:column-width="10.243cm"/>
    </style:style>
    <style:style style:name="Table2.C" style:family="table-column">
      <style:table-column-properties style:column-width="1.371cm"/>
    </style:style>
    <style:style style:name="Table2.D" style:family="table-column">
      <style:table-column-properties style:column-width="4.272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3" style:family="table">
      <style:table-properties style:width="16.958cm" fo:margin-left="-0.025cm" table:align="left"/>
    </style:style>
    <style:style style:name="Table3.A" style:family="table-column">
      <style:table-column-properties style:column-width="1.085cm"/>
    </style:style>
    <style:style style:name="Table3.B" style:family="table-column">
      <style:table-column-properties style:column-width="10.296cm"/>
    </style:style>
    <style:style style:name="Table3.C" style:family="table-column">
      <style:table-column-properties style:column-width="1.402cm"/>
    </style:style>
    <style:style style:name="Table3.D" style:family="table-column">
      <style:table-column-properties style:column-width="4.17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4" style:family="table">
      <style:table-properties style:width="16.958cm" fo:margin-left="-0.025cm" table:align="left"/>
    </style:style>
    <style:style style:name="Table4.A" style:family="table-column">
      <style:table-column-properties style:column-width="1.058cm"/>
    </style:style>
    <style:style style:name="Table4.B" style:family="table-column">
      <style:table-column-properties style:column-width="10.291cm"/>
    </style:style>
    <style:style style:name="Table4.C" style:family="table-column">
      <style:table-column-properties style:column-width="1.434cm"/>
    </style:style>
    <style:style style:name="Table4.D" style:family="table-column">
      <style:table-column-properties style:column-width="4.17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1.005cm"/>
    </style:style>
    <style:style style:name="Table5.B" style:family="table-column">
      <style:table-column-properties style:column-width="8.89cm"/>
    </style:style>
    <style:style style:name="Table5.C" style:family="table-column">
      <style:table-column-properties style:column-width="1.561cm"/>
    </style:style>
    <style:style style:name="Table5.D" style:family="table-column">
      <style:table-column-properties style:column-width="5.556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1.005cm"/>
    </style:style>
    <style:style style:name="Table6.B" style:family="table-column">
      <style:table-column-properties style:column-width="8.864cm"/>
    </style:style>
    <style:style style:name="Table6.C" style:family="table-column">
      <style:table-column-properties style:column-width="1.561cm"/>
    </style:style>
    <style:style style:name="Table6.D" style:family="table-column">
      <style:table-column-properties style:column-width="5.583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7" style:family="table">
      <style:table-properties style:width="17.013cm" fo:margin-left="0cm" table:align="left"/>
    </style:style>
    <style:style style:name="Table7.A" style:family="table-column">
      <style:table-column-properties style:column-width="0.979cm"/>
    </style:style>
    <style:style style:name="Table7.B" style:family="table-column">
      <style:table-column-properties style:column-width="8.916cm"/>
    </style:style>
    <style:style style:name="Table7.C" style:family="table-column">
      <style:table-column-properties style:column-width="1.535cm"/>
    </style:style>
    <style:style style:name="Table7.D" style:family="table-column">
      <style:table-column-properties style:column-width="5.583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0.995cm" style:rel-column-width="3835*"/>
    </style:style>
    <style:style style:name="Table8.B" style:family="table-column">
      <style:table-column-properties style:column-width="8.911cm" style:rel-column-width="34351*"/>
    </style:style>
    <style:style style:name="Table8.C" style:family="table-column">
      <style:table-column-properties style:column-width="1.63cm" style:rel-column-width="6282*"/>
    </style:style>
    <style:style style:name="Table8.D" style:family="table-column">
      <style:table-column-properties style:column-width="5.465cm" style:rel-column-width="21067*"/>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0.995cm" style:rel-column-width="3835*"/>
    </style:style>
    <style:style style:name="Table9.B" style:family="table-column">
      <style:table-column-properties style:column-width="8.932cm" style:rel-column-width="34433*"/>
    </style:style>
    <style:style style:name="Table9.C" style:family="table-column">
      <style:table-column-properties style:column-width="1.588cm" style:rel-column-width="6119*"/>
    </style:style>
    <style:style style:name="Table9.D" style:family="table-column">
      <style:table-column-properties style:column-width="5.486cm" style:rel-column-width="21148*"/>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0.974cm" style:rel-column-width="3753*"/>
    </style:style>
    <style:style style:name="Table10.B" style:family="table-column">
      <style:table-column-properties style:column-width="8.932cm" style:rel-column-width="34433*"/>
    </style:style>
    <style:style style:name="Table10.C" style:family="table-column">
      <style:table-column-properties style:column-width="1.609cm" style:rel-column-width="6201*"/>
    </style:style>
    <style:style style:name="Table10.D" style:family="table-column">
      <style:table-column-properties style:column-width="5.486cm" style:rel-column-width="21148*"/>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0.995cm" style:rel-column-width="3835*"/>
    </style:style>
    <style:style style:name="Table11.B" style:family="table-column">
      <style:table-column-properties style:column-width="8.911cm" style:rel-column-width="34351*"/>
    </style:style>
    <style:style style:name="Table11.C" style:family="table-column">
      <style:table-column-properties style:column-width="1.588cm" style:rel-column-width="6119*"/>
    </style:style>
    <style:style style:name="Table11.D" style:family="table-column">
      <style:table-column-properties style:column-width="5.507cm" style:rel-column-width="21230*"/>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2" style:family="table">
      <style:table-properties style:width="17.004cm" table:align="left" style:writing-mode="lr-tb"/>
    </style:style>
    <style:style style:name="Table12.A" style:family="table-column">
      <style:table-column-properties style:column-width="1.005cm"/>
    </style:style>
    <style:style style:name="Table12.B" style:family="table-column">
      <style:table-column-properties style:column-width="8.89cm"/>
    </style:style>
    <style:style style:name="Table12.C" style:family="table-column">
      <style:table-column-properties style:column-width="1.588cm"/>
    </style:style>
    <style:style style:name="Table12.D" style:family="table-column">
      <style:table-column-properties style:column-width="5.521cm"/>
    </style:style>
    <style:style style:name="Table12.1" style:family="table-row">
      <style:table-row-properties fo:keep-together="auto"/>
    </style:style>
    <style:style style:name="Table12.A1" style:family="table-cell">
      <style:table-cell-properties style:vertical-align="top" fo:padding="0.097cm" fo:border-left="0.1pt solid #000000" fo:border-right="none" fo:border-top="0.1pt solid #000000" fo:border-bottom="0.1pt solid #000000" style:writing-mode="lr-tb"/>
    </style:style>
    <style:style style:name="Table12.D1" style:family="table-cell">
      <style:table-cell-properties style:vertical-align="top" fo:padding="0.097cm" fo:border="0.1pt solid #000000" style:writing-mode="lr-tb"/>
    </style:style>
    <style:style style:name="Table12.A2" style:family="table-cell">
      <style:table-cell-properties style:vertical-align="top" fo:padding="0.097cm" fo:border-left="0.1pt solid #000000" fo:border-right="none" fo:border-top="none" fo:border-bottom="0.1pt solid #000000" style:writing-mode="lr-tb"/>
    </style:style>
    <style:style style:name="Table12.D2" style:family="table-cell">
      <style:table-cell-properties style:vertical-align="top" fo:padding="0.097cm" fo:border-left="0.1pt solid #000000" fo:border-right="0.1pt solid #000000" fo:border-top="none" fo:border-bottom="0.1pt solid #000000" style:writing-mode="lr-tb"/>
    </style:style>
    <style:style style:name="Table13" style:family="table">
      <style:table-properties style:width="17.004cm" table:align="left" style:writing-mode="lr-tb"/>
    </style:style>
    <style:style style:name="Table13.A" style:family="table-column">
      <style:table-column-properties style:column-width="1.032cm"/>
    </style:style>
    <style:style style:name="Table13.B" style:family="table-column">
      <style:table-column-properties style:column-width="8.837cm"/>
    </style:style>
    <style:style style:name="Table13.C" style:family="table-column">
      <style:table-column-properties style:column-width="1.64cm"/>
    </style:style>
    <style:style style:name="Table13.D" style:family="table-column">
      <style:table-column-properties style:column-width="5.495cm"/>
    </style:style>
    <style:style style:name="Table13.1" style:family="table-row">
      <style:table-row-properties fo:keep-together="auto"/>
    </style:style>
    <style:style style:name="Table13.A1" style:family="table-cell">
      <style:table-cell-properties style:vertical-align="top" fo:padding="0.097cm" fo:border-left="0.1pt solid #000000" fo:border-right="none" fo:border-top="0.1pt solid #000000" fo:border-bottom="0.1pt solid #000000" style:writing-mode="lr-tb"/>
    </style:style>
    <style:style style:name="Table13.D1" style:family="table-cell">
      <style:table-cell-properties style:vertical-align="top" fo:padding="0.097cm" fo:border="0.1pt solid #000000" style:writing-mode="lr-tb"/>
    </style:style>
    <style:style style:name="Table13.A2" style:family="table-cell">
      <style:table-cell-properties style:vertical-align="top" fo:padding="0.097cm" fo:border-left="0.1pt solid #000000" fo:border-right="none" fo:border-top="none" fo:border-bottom="0.1pt solid #000000" style:writing-mode="lr-tb"/>
    </style:style>
    <style:style style:name="Table13.D2" style:family="table-cell">
      <style:table-cell-properties style:vertical-align="top" fo:padding="0.097cm" fo:border-left="0.1pt solid #000000" fo:border-right="0.1pt solid #000000" fo:border-top="none" fo:border-bottom="0.1pt solid #000000" style:writing-mode="lr-tb"/>
    </style:style>
    <style:style style:name="Table14" style:family="table">
      <style:table-properties style:width="17.004cm" table:align="left" style:writing-mode="lr-tb"/>
    </style:style>
    <style:style style:name="Table14.A" style:family="table-column">
      <style:table-column-properties style:column-width="1.058cm"/>
    </style:style>
    <style:style style:name="Table14.B" style:family="table-column">
      <style:table-column-properties style:column-width="8.837cm"/>
    </style:style>
    <style:style style:name="Table14.C" style:family="table-column">
      <style:table-column-properties style:column-width="1.614cm"/>
    </style:style>
    <style:style style:name="Table14.D" style:family="table-column">
      <style:table-column-properties style:column-width="5.495cm"/>
    </style:style>
    <style:style style:name="Table14.1" style:family="table-row">
      <style:table-row-properties fo:keep-together="auto"/>
    </style:style>
    <style:style style:name="Table14.A1" style:family="table-cell">
      <style:table-cell-properties style:vertical-align="top" fo:padding="0.097cm" fo:border-left="0.1pt solid #000000" fo:border-right="none" fo:border-top="0.1pt solid #000000" fo:border-bottom="0.1pt solid #000000" style:writing-mode="lr-tb"/>
    </style:style>
    <style:style style:name="Table14.D1" style:family="table-cell">
      <style:table-cell-properties style:vertical-align="top" fo:padding="0.097cm" fo:border="0.1pt solid #000000" style:writing-mode="lr-tb"/>
    </style:style>
    <style:style style:name="Table14.A2" style:family="table-cell">
      <style:table-cell-properties style:vertical-align="top" fo:padding="0.097cm" fo:border-left="0.1pt solid #000000" fo:border-right="none" fo:border-top="none" fo:border-bottom="0.1pt solid #000000" style:writing-mode="lr-tb"/>
    </style:style>
    <style:style style:name="Table14.D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Standard">
      <style:text-properties fo:color="#000000" style:font-name="DejaVu Serif"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2" style:family="paragraph" style:parent-style-name="Standard">
      <style:text-properties fo:color="#000000" style:font-name="DejaVu Serif" fo:font-size="12pt" fo:font-style="italic" style:text-underline-style="none" fo:font-weight="normal" style:font-size-asian="12pt" style:font-style-asian="italic" style:font-weight-asian="normal" style:font-size-complex="12pt" style:font-style-complex="italic" style:font-weight-complex="normal"/>
    </style:style>
    <style:style style:name="P3" style:family="paragraph" style:parent-style-name="Standard">
      <style:text-properties fo:color="#000000" style:font-name="DejaVu Serif" fo:font-size="12pt" fo:font-style="italic" style:text-underline-style="none" fo:font-weight="bold" style:font-size-asian="12pt" style:font-style-asian="italic" style:font-weight-asian="bold" style:font-size-complex="12pt" style:font-style-complex="italic" style:font-weight-complex="bold"/>
    </style:style>
    <style:style style:name="P4" style:family="paragraph" style:parent-style-name="Standard">
      <style:text-properties fo:color="#000000" style:font-name="DejaVu Serif"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text-properties fo:color="#000000" style:font-name="DejaVu Serif" fo:font-size="12pt" fo:font-style="normal" style:text-underline-style="none" fo:font-weight="bold" style:font-size-asian="12pt" style:font-style-asian="normal" style:font-weight-asian="bold" style:font-size-complex="12pt" style:font-style-complex="normal" style:font-weight-complex="bold"/>
    </style:style>
    <style:style style:name="P6" style:family="paragraph" style:parent-style-name="Table_20_Contents">
      <style:text-properties fo:color="#000000" style:font-name="DejaVu Serif" fo:font-size="12pt" fo:font-style="italic" style:text-underline-style="none" fo:font-weight="normal" style:font-size-asian="12pt" style:font-style-asian="italic" style:font-weight-asian="normal" style:font-size-complex="12pt" style:font-style-complex="italic" style:font-weight-complex="normal"/>
    </style:style>
    <style:style style:name="P7" style:family="paragraph" style:parent-style-name="Table_20_Contents">
      <style:paragraph-properties fo:text-align="center" style:justify-single-word="false"/>
      <style:text-properties fo:color="#000000" style:font-name="DejaVu Serif" fo:font-size="12pt" fo:font-style="italic" style:text-underline-style="none" fo:font-weight="normal" style:font-size-asian="12pt" style:font-style-asian="italic" style:font-weight-asian="normal" style:font-size-complex="12pt" style:font-style-complex="italic" style:font-weight-complex="normal"/>
    </style:style>
    <style:style style:name="P8" style:family="paragraph" style:parent-style-name="Table_20_Contents">
      <style:text-properties fo:color="#000000" style:font-name="DejaVu Serif"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Table_20_Contents">
      <style:paragraph-properties fo:text-align="center" style:justify-single-word="false"/>
      <style:text-properties fo:color="#000000" style:font-name="DejaVu Serif"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Table_20_Contents">
      <style:paragraph-properties fo:text-align="center" style:justify-single-word="false" style:snap-to-layout-grid="false"/>
      <style:text-properties fo:color="#000000" style:font-name="DejaVu Serif"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Table_20_Contents">
      <style:paragraph-properties fo:text-align="start" style:justify-single-word="false"/>
      <style:text-properties fo:color="#000000" style:font-name="DejaVu Serif"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Table_20_Contents">
      <style:paragraph-properties style:snap-to-layout-grid="false"/>
      <style:text-properties fo:color="#000000" style:font-name="DejaVu Serif"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list-style-name="L1"/>
    <style:style style:name="P14" style:family="paragraph" style:parent-style-name="Standard" style:list-style-name="L1">
      <style:text-properties fo:color="#000000" style:font-name="DejaVu Serif"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list-style-name="L2">
      <style:text-properties fo:color="#000000" style:font-name="DejaVu Serif"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list-style-name="L3">
      <style:text-properties fo:color="#000000" style:font-name="DejaVu Serif"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color="#000000" style:font-name="DejaVu Serif" fo:font-size="12pt" fo:font-style="normal" style:text-underline-style="none" fo:font-weight="normal" style:font-size-asian="12pt" style:font-style-asian="normal" style:font-weight-asian="normal" style:font-size-complex="12pt" style:font-style-complex="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 Questions:</text:p>
      <text:p text:style-name="P4"/>
      <text:list xml:id="list7858479081" text:style-name="L1">
        <text:list-item>
          <text:p text:style-name="P14">Finish the following program ( the things are red)</text:p>
          <text:p text:style-name="P14">int** copy(int val)</text:p>
          <text:p text:style-name="P14">{</text:p>
          <text:list>
            <text:list-header>
              <text:p text:style-name="P14">int** ptr;</text:p>
              <text:p text:style-name="P14">/*PTR points to a pointer to int, allocate memory for pointer for pinter to int */</text:p>
              <text:p text:style-name="P14">ptr = (int**) malloc (sizeof(int *));</text:p>
              <text:p text:style-name="P14">/* *PTR points to a <text:s/>int. Allocate memory for int */</text:p>
              <text:p text:style-name="P14">*ptr = (int*) malloc (sizeof(int));</text:p>
              <text:p text:style-name="P14">**ptr = val;</text:p>
              <text:p text:style-name="P14">return(ptr);</text:p>
            </text:list-header>
          </text:list>
          <text:p text:style-name="P14"/>
          <text:p text:style-name="P14">/*This to test for </text:p>
          <text:p text:style-name="P14">* 1. See if he allocating memory twice, one for ptr and one for value.</text:p>
          <text:p text:style-name="P14">* 2. This tests his fundamentals on stack, heap and local variable allocation etc.</text:p>
          <text:p text:style-name="P14">*/</text:p>
          <text:p text:style-name="P14">}</text:p>
          <text:p text:style-name="P14"/>
          <text:p text:style-name="P14">void main()</text:p>
          <text:p text:style-name="P14">{</text:p>
          <text:list text:continue-numbering="true">
            <text:list-header>
              <text:p text:style-name="P14">int value = 10;</text:p>
              <text:p text:style-name="P14">int ** ptr;</text:p>
              <text:p text:style-name="P14">ptr = copy(value);</text:p>
              <text:p text:style-name="P14">printf(“%d”, **ptr);</text:p>
            </text:list-header>
          </text:list>
          <text:p text:style-name="P14">}</text:p>
          <text:p text:style-name="P14"/>
          <text:p text:style-name="P14"/>
        </text:list-item>
        <text:list-item>
          <text:p text:style-name="P14">What is structure padding ? Discuss on it !</text:p>
          <text:p text:style-name="P14">Structure padding I used to enable FAST access during memory reading. This link has sufficient info on the same:</text:p>
          <text:p text:style-name="P13"><text:a xlink:type="simple" xlink:href="http://www.iar.com/FTP/pub/press/articles/SructsOnDiet.pdf"><text:span text:style-name="T1">http://www.iar.com/FTP/pub/press/articles/SructsOnDiet.pdf</text:span></text:a></text:p>
          <text:p text:style-name="P14"/>
          <text:p text:style-name="P14"/>
        </text:list-item>
        <text:list-item>
          <text:p text:style-name="P14">Find the number of 1 bits in an integer</text:p>
          <text:p text:style-name="P14">int find_one(int value)</text:p>
          <text:p text:style-name="P14">{</text:p>
        </text:list-item>
      </text:list>
      <text:p text:style-name="P4"><text:tab/><text:tab/>int count = 0, int_size = sizeof(int), loop_count = 0;</text:p>
      <text:p text:style-name="P4"><text:tab/><text:tab/>int check = 1;</text:p>
      <text:p text:style-name="P4"><text:tab/><text:tab/>while(loop_count++ &lt; int size)</text:p>
      <text:p text:style-name="P4"><text:tab/><text:tab/>{</text:p>
      <text:p text:style-name="P4"><text:tab/><text:tab/><text:tab/>if(value &amp;&amp; check) /* ask candidate to use &amp; operator <text:tab/><text:tab/><text:tab/><text:tab/>instead of above check */</text:p>
      <text:p text:style-name="P4"><text:tab/><text:tab/><text:tab/>{</text:p>
      <text:p text:style-name="P4"><text:tab/><text:tab/><text:tab/><text:tab/>count++;</text:p>
      <text:p text:style-name="P4"><text:tab/><text:tab/><text:tab/>}</text:p>
      <text:p text:style-name="P4"><text:tab/><text:tab/><text:tab/>value&gt;&gt;1;</text:p>
      <text:p text:style-name="P4"><text:tab/><text:tab/>}</text:p>
      <text:p text:style-name="P4"><text:tab/><text:tab/>return count;</text:p>
      <text:p text:style-name="P4"><text:tab/>}</text:p>
      <text:p text:style-name="P4"><text:soft-page-break/></text:p>
      <text:p text:style-name="P4"/>
      <text:list xml:id="list1498600608" text:continue-numbering="true" text:style-name="L1">
        <text:list-item>
          <text:p text:style-name="P14">what is a memory leak ? How does it happen ?</text:p>
          <text:p text:style-name="P14"/>
          <text:p text:style-name="P14"/>
        </text:list-item>
        <text:list-item>
          <text:p text:style-name="P14">What is memory over run ? When it can happen ?</text:p>
        </text:list-item>
      </text:list>
      <text:p text:style-name="P4"/>
      <text:p text:style-name="P4"/>
      <text:list xml:id="list1871395141" text:continue-numbering="true" text:style-name="L1">
        <text:list-item>
          <text:p text:style-name="P14">What is the problem with the below code:</text:p>
        </text:list-item>
      </text:list>
      <text:p text:style-name="P4"><text:tab/>If he asks what is MATH ( which he need not, then ask him define math <text:tab/>himself ). it should be a enum like this-</text:p>
      <text:p text:style-name="P4"><text:tab/> typedef enum{</text:p>
      <text:p text:style-name="P4"><text:tab/><text:tab/>ADD;</text:p>
      <text:p text:style-name="P4"><text:tab/><text:tab/>SUBTRACT;</text:p>
      <text:p text:style-name="P4"><text:tab/><text:tab/>MULTIPLY;</text:p>
      <text:p text:style-name="P4"><text:tab/><text:tab/>DIVIDE;</text:p>
      <text:p text:style-name="P4"><text:tab/>}MATH;</text:p>
      <text:p text:style-name="P4"><text:tab/></text:p>
      <text:p text:style-name="P4"><text:tab/>int* do_basic_arithmetic(int value1, int value2, MATH op)</text:p>
      <text:p text:style-name="P4"><text:tab/>{</text:p>
      <text:p text:style-name="P4"><text:tab/><text:tab/>int* ptr = NULL;</text:p>
      <text:p text:style-name="P4"><text:tab/><text:tab/>if((ptr = (int*) malloc (sizeof(int) != NULL)</text:p>
      <text:p text:style-name="P4"><text:tab/><text:tab/>{</text:p>
      <text:p text:style-name="P4"><text:tab/><text:tab/><text:tab/>switch(op)</text:p>
      <text:p text:style-name="P4"><text:tab/><text:tab/><text:tab/>{</text:p>
      <text:p text:style-name="P4"><text:tab/><text:tab/><text:tab/><text:tab/>case ADD:</text:p>
      <text:p text:style-name="P4"><text:tab/><text:tab/><text:tab/><text:tab/><text:tab/>*ptr = value1 + value2;</text:p>
      <text:p text:style-name="P4"><text:tab/><text:tab/><text:tab/><text:tab/><text:tab/>break;</text:p>
      <text:p text:style-name="P4"/>
      <text:p text:style-name="P4"><text:tab/><text:tab/><text:tab/><text:tab/>case SUBTRACT:</text:p>
      <text:p text:style-name="P4"><text:tab/><text:tab/><text:tab/><text:tab/><text:tab/>*ptr = value1 – value2;</text:p>
      <text:p text:style-name="P4"><text:tab/><text:tab/><text:tab/><text:tab/><text:tab/>break;</text:p>
      <text:p text:style-name="P4"/>
      <text:p text:style-name="P4"><text:tab/><text:tab/><text:tab/><text:tab/>case MULTIPLY:</text:p>
      <text:p text:style-name="P4"><text:tab/><text:tab/><text:tab/><text:tab/><text:tab/>*ptr = value1 * value2;</text:p>
      <text:p text:style-name="P4"><text:tab/><text:tab/><text:tab/><text:tab/><text:tab/>break;</text:p>
      <text:p text:style-name="P4"/>
      <text:p text:style-name="P4"><text:tab/><text:tab/><text:tab/><text:tab/>case DIVIDE:</text:p>
      <text:p text:style-name="P4"><text:tab/><text:tab/><text:tab/><text:tab/><text:tab/>*ptr = value1 / value2;</text:p>
      <text:p text:style-name="P4"><text:tab/><text:tab/><text:tab/><text:tab/><text:tab/>break;</text:p>
      <text:p text:style-name="P4"/>
      <text:p text:style-name="P4"><text:tab/><text:tab/><text:tab/><text:tab/>default:</text:p>
      <text:p text:style-name="P4"><text:tab/><text:tab/><text:tab/><text:tab/><text:tab/>break;</text:p>
      <text:p text:style-name="P4"><text:tab/><text:tab/><text:tab/>}</text:p>
      <text:p text:style-name="P4"><text:tab/><text:tab/><text:tab/>return *ptr;</text:p>
      <text:p text:style-name="P4"><text:tab/><text:tab/>}</text:p>
      <text:p text:style-name="P4"><text:tab/>}</text:p>
      <text:p text:style-name="P4"/>
      <text:p text:style-name="P4"><text:tab/>Catch 1: *ptr returns an int not a int*.</text:p>
      <text:p text:style-name="P4"><text:tab/></text:p>
      <text:p text:style-name="P4"><text:tab/>Catch 1 he will answer immediately, but then this is a nice one..ask him to find if any more discrepancies are there...</text:p>
      <text:p text:style-name="P4"><text:soft-page-break/></text:p>
      <text:p text:style-name="P4"><text:tab/>Catch 2: All paths should return a value. If memory allocation fails then no value is is returned and CRASHES!!! (just chech naa please.. write a small program in which no value is returned for one line of flow).</text:p>
      <text:p text:style-name="P4"><text:tab/>Then ask him why program CRASH ? (I duuno for sure). I think the value in return address register is junk and it starts accessing some invalid memory and eventually Crashes.</text:p>
      <text:p text:style-name="P4"/>
      <text:list xml:id="list1048545631" text:continue-numbering="true" text:style-name="L1">
        <text:list-item>
          <text:p text:style-name="P14">Fundamentals on heap and stack.</text:p>
        </text:list-item>
      </text:list>
      <text:p text:style-name="P4"/>
      <text:p text:style-name="P4"/>
      <text:p text:style-name="P5">Data Structures:</text:p>
      <text:p text:style-name="P4"/>
      <text:p text:style-name="P4">Question-1)</text:p>
      <text:p text:style-name="P4">3 Conditions-</text:p>
      <text:list xml:id="list1204693526" text:style-name="L2">
        <text:list-item>
          <text:p text:style-name="P15">You dont have the head ponter in singly linked list.</text:p>
        </text:list-item>
        <text:list-item>
          <text:p text:style-name="P15">You have a pointer ( say curr_ptr) pointing to a location in the middle of the list.</text:p>
        </text:list-item>
        <text:list-item>
          <text:p text:style-name="P15">You have to insert a value before the item in the list.</text:p>
        </text:list-item>
      </text:list>
      <text:p text:style-name="P4"/>
      <text:p text:style-name="P4">ANSWER:</text:p>
      <text:p text:style-name="P4">In singly linked list you can only go <text:s/>towords the end of the list. For inserting before the node, you need to take care of <text:s/>the changing the link of the node previous to curr_ptr which is not posssible.</text:p>
      <text:p text:style-name="P4"/>
      <text:p text:style-name="P4">So, to over come this have a temp node and copy curr_ptr value into it. Otherwise the curr_ptr node with the new value to be inserted. Then insert the temp node (which has a copy of curr_ptr) after curr_ptr( normal insertion).</text:p>
      <text:p text:style-name="P4"/>
      <text:p text:style-name="P4">I hope its clear.</text:p>
      <text:p text:style-name="P4"/>
      <text:p text:style-name="P4">Question-2)</text:p>
      <text:p text:style-name="P4">print the nth element from end of the list, in a most efficient manner.</text:p>
      <text:p text:style-name="P4"/>
      <text:p text:style-name="P4">Question-3)</text:p>
      <text:p text:style-name="P4">Print reverse of a linked list</text:p>
      <text:p text:style-name="P4">3-a) You don't have memory constraint ...(use recursive)</text:p>
      <text:p text:style-name="P4">3-b) You have memory constraint...(reverse the list in one traversel of list using temp pointer, then in next traversel (of the reversed list), print it and simultaneously re-reverse it as you print.</text:p>
      <text:p text:style-name="P4"/>
      <text:p text:style-name="P4">Question-4)</text:p>
      <text:p text:style-name="P4">impliment a queue using an array.</text:p>
      <text:p text:style-name="P4">Check if he is making rear wrap around the array once the max of the array is reached. ( I hope you get what I meant)</text:p>
      <text:p text:style-name="P4">*ASK front and rear to be used as a pointer*</text:p>
      <text:p text:style-name="P4"/>
      <text:p text:style-name="P4"/>
      <text:p text:style-name="P5">Analytical:</text:p>
      <text:p text:style-name="P4"/>
      <text:p text:style-name="P4">Question-1)</text:p>
      <text:p text:style-name="P4">Assume you have 3 jars. There are 25 red marbles and 25 blue marbles. The <text:soft-page-break/>objective is-</text:p>
      <text:list xml:id="list385279622" text:style-name="L3">
        <text:list-item>
          <text:p text:style-name="P16">There will be two draws, one draw from each jar</text:p>
        </text:list-item>
        <text:list-item>
          <text:p text:style-name="P16">One marble is picked from inside the jar on a single draw.</text:p>
        </text:list-item>
        <text:list-item>
          <text:p text:style-name="P16">Arrange the marbles in both the jars such that you have maximum chances of getting a RED inboth the tries.</text:p>
        </text:list-item>
      </text:list>
      <text:p text:style-name="P4"/>
      <text:p text:style-name="P4">Answer: Put only one red marble in one jar and all remaining in the other. So that one jar you will definetly get RED and other you have almost 50% of chance. This will have the highest probability.</text:p>
      <text:p text:style-name="P4"/>
      <text:p text:style-name="P4">Question-2)</text:p>
      <text:p text:style-name="P4">You have 12 balls. All the balls except one of them are of same weight. You dont know which is the defective one and you donot know whether it is heavier or lighter.</text:p>
      <text:p text:style-name="P4"/>
      <text:p text:style-name="P4">Find the defective one in the min. of tries.</text:p>
      <text:p text:style-name="P4"/>
      <text:p text:style-name="P4">This can be done in 3 tries but very difficult. If someone tells you this either he is a super gineous or he knows the answer already. This link has the answer to this-</text:p>
      <text:p text:style-name="P4">http//:newton.dep.anl.gov/newton/askasci/1995/math/MATH007.htm</text:p>
      <text:p text:style-name="P4"/>
      <text:p text:style-name="P4">4 tries most of them should be abe to do it.</text:p>
      <text:p text:style-name="P4"/>
      <text:p text:style-name="P4"/>
      <text:p text:style-name="P4">Directive/ Preprocessor</text:p>
      <text:p text:style-name="P4">Binary operation</text:p>
      <text:p text:style-name="P4">Static</text:p>
      <text:p text:style-name="P4">String</text:p>
      <text:p text:style-name="P4">Pointer / array</text:p>
      <text:p text:style-name="P4">I/O operation</text:p>
      <text:p text:style-name="P4">Library</text:p>
      <text:p text:style-name="P4">Arithmetic operation Condition</text:p>
      <text:p text:style-name="P4">Data type/ Varaible decalaration</text:p>
      <text:p text:style-name="P4">Data structure</text:p>
      <text:p text:style-name="P4">Misc</text:p>
      <text:p text:style-name="P4">Function call</text:p>
      <text:p text:style-name="P4">Structure/ Union</text:p>
      <text:p text:style-name="P4">Bit Manipulation</text:p>
      <text:p text:style-name="P4"/>
      <text:p text:style-name="P1"/>
      <text:p text:style-name="P3">Directive / Preprocessor :</text:p>
      <text:p text:style-name="P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 NO.</text:p>
          </table:table-cell>
          <table:table-cell table:style-name="Table1.A1" office:value-type="string">
            <text:p text:style-name="P7">Question</text:p>
          </table:table-cell>
          <table:table-cell table:style-name="Table1.A1" office:value-type="string">
            <text:p text:style-name="P7">Level</text:p>
          </table:table-cell>
          <table:table-cell table:style-name="Table1.D1" office:value-type="string">
            <text:p text:style-name="P7">Ans.</text:p>
          </table:table-cell>
        </table:table-row>
        <table:table-row>
          <table:table-cell table:style-name="Table1.A2" office:value-type="string">
            <text:p text:style-name="P7">1.</text:p>
          </table:table-cell>
          <table:table-cell table:style-name="Table1.A2" office:value-type="string">
            <text:p text:style-name="P6">What is output of the program?</text:p>
            <text:p text:style-name="P6">#include&lt;stddio.h&gt;</text:p>
            <text:p text:style-name="P6">#define DFT 0</text:p>
            <text:p text:style-name="P6">void main()</text:p>
            <text:p text:style-name="P6">{</text:p>
            <text:p text:style-name="P6"><text:s text:c="2"/>#ifdef DFT </text:p>
            <text:p text:style-name="P6"><text:soft-page-break/><text:s text:c="2"/>printf(“I am here”);</text:p>
            <text:p text:style-name="P6"><text:s text:c="2"/>#else</text:p>
            <text:p text:style-name="P6"><text:s text:c="2"/>printf(“ I am not here”);</text:p>
            <text:p text:style-name="P6"><text:s text:c="2"/>#endif</text:p>
            <text:p text:style-name="P6">}</text:p>
          </table:table-cell>
          <table:table-cell table:style-name="Table1.A2" office:value-type="string">
            <text:p text:style-name="P7">1</text:p>
          </table:table-cell>
          <table:table-cell table:style-name="Table1.D2" office:value-type="string">
            <text:p text:style-name="P6">I am here</text:p>
          </table:table-cell>
        </table:table-row>
        <table:table-row>
          <table:table-cell table:style-name="Table1.A2" office:value-type="string">
            <text:p text:style-name="P7">2</text:p>
          </table:table-cell>
          <table:table-cell table:style-name="Table1.A2" office:value-type="string">
            <text:p text:style-name="P6">Does sizeof operator works in preprocessor #if directives? Why?</text:p>
          </table:table-cell>
          <table:table-cell table:style-name="Table1.A2" office:value-type="string">
            <text:p text:style-name="P7">1</text:p>
          </table:table-cell>
          <table:table-cell table:style-name="Table1.D2" office:value-type="string">
            <text:p text:style-name="P6"/>
          </table:table-cell>
        </table:table-row>
        <table:table-row>
          <table:table-cell table:style-name="Table1.A2" office:value-type="string">
            <text:p text:style-name="P7">3</text:p>
          </table:table-cell>
          <table:table-cell table:style-name="Table1.A2" office:value-type="string">
            <text:p text:style-name="P6">During which stage of compilation are the symbols_STDC_ and <text:s/>_FILE_ Defined?</text:p>
          </table:table-cell>
          <table:table-cell table:style-name="Table1.A2" office:value-type="string">
            <text:p text:style-name="P7">1</text:p>
          </table:table-cell>
          <table:table-cell table:style-name="Table1.D2" office:value-type="string">
            <text:p text:style-name="P6">Preprocessing</text:p>
          </table:table-cell>
        </table:table-row>
        <table:table-row>
          <table:table-cell table:style-name="Table1.A2" office:value-type="string">
            <text:p text:style-name="P7">4</text:p>
          </table:table-cell>
          <table:table-cell table:style-name="Table1.A2" office:value-type="string">
            <text:p text:style-name="P6">Preprocessor directive can be set in Makefile.</text:p>
            <text:p text:style-name="P6">a) True</text:p>
            <text:p text:style-name="P6">b)False</text:p>
          </table:table-cell>
          <table:table-cell table:style-name="Table1.A2" office:value-type="string">
            <text:p text:style-name="P7">1</text:p>
          </table:table-cell>
          <table:table-cell table:style-name="Table1.D2" office:value-type="string">
            <text:p text:style-name="P6">a</text:p>
          </table:table-cell>
        </table:table-row>
        <table:table-row>
          <table:table-cell table:style-name="Table1.A2" office:value-type="string">
            <text:p text:style-name="P7">5</text:p>
          </table:table-cell>
          <table:table-cell table:style-name="Table1.A2" office:value-type="string">
            <text:p text:style-name="P6">_ File_,_LINE_ is used for what and why?</text:p>
          </table:table-cell>
          <table:table-cell table:style-name="Table1.A2" office:value-type="string">
            <text:p text:style-name="P7">0</text:p>
          </table:table-cell>
          <table:table-cell table:style-name="Table1.D2" office:value-type="string">
            <text:p text:style-name="P6">Debugging for printing filename and line no.</text:p>
          </table:table-cell>
        </table:table-row>
        <table:table-row>
          <table:table-cell table:style-name="Table1.A2" office:value-type="string">
            <text:p text:style-name="P7">6</text:p>
          </table:table-cell>
          <table:table-cell table:style-name="Table1.A2" office:value-type="string">
            <text:p text:style-name="P6">Pointer type of variables is?</text:p>
            <text:p text:style-name="P6">a)Premitive data type</text:p>
            <text:p text:style-name="P6">b) Derived data type</text:p>
          </table:table-cell>
          <table:table-cell table:style-name="Table1.A2" office:value-type="string">
            <text:p text:style-name="P7">0</text:p>
          </table:table-cell>
          <table:table-cell table:style-name="Table1.D2" office:value-type="string">
            <text:p text:style-name="P6">b</text:p>
          </table:table-cell>
        </table:table-row>
        <table:table-row>
          <table:table-cell table:style-name="Table1.A2" office:value-type="string">
            <text:p text:style-name="P7">7</text:p>
          </table:table-cell>
          <table:table-cell table:style-name="Table1.A2" office:value-type="string">
            <text:p text:style-name="P6">Macro can be used to manage portability of the code across platform</text:p>
            <text:p text:style-name="P6">Without increasing the size of the code?</text:p>
            <text:p text:style-name="P6">a)True</text:p>
            <text:p text:style-name="P6">b)False</text:p>
          </table:table-cell>
          <table:table-cell table:style-name="Table1.A2" office:value-type="string">
            <text:p text:style-name="P7">1</text:p>
          </table:table-cell>
          <table:table-cell table:style-name="Table1.D2" office:value-type="string">
            <text:p text:style-name="P6">a</text:p>
          </table:table-cell>
        </table:table-row>
        <table:table-row>
          <table:table-cell table:style-name="Table1.A2" office:value-type="string">
            <text:p text:style-name="P7">8)</text:p>
          </table:table-cell>
          <table:table-cell table:style-name="Table1.A2" office:value-type="string">
            <text:p text:style-name="P6">What is output of the program?</text:p>
            <text:p text:style-name="P6"/>
            <text:p text:style-name="P6">#define Square(a) a*a</text:p>
            <text:p text:style-name="P6">main()</text:p>
            <text:p text:style-name="P6">{</text:p>
            <text:p text:style-name="P6"><text:s text:c="12"/>int iVar=10;</text:p>
            <text:p text:style-name="P6"><text:s text:c="12"/>printf(“%d\n”,Square(++iVar));</text:p>
            <text:p text:style-name="P6">}</text:p>
          </table:table-cell>
          <table:table-cell table:style-name="Table1.A2" office:value-type="string">
            <text:p text:style-name="P7">1</text:p>
          </table:table-cell>
          <table:table-cell table:style-name="Table1.D2" office:value-type="string">
            <text:p text:style-name="P6">11*12</text:p>
          </table:table-cell>
        </table:table-row>
        <table:table-row>
          <table:table-cell table:style-name="Table1.A2" office:value-type="string">
            <text:p text:style-name="P7">9)</text:p>
          </table:table-cell>
          <table:table-cell table:style-name="Table1.A2" office:value-type="string">
            <text:p text:style-name="P6">#define ADD(int) int+int</text:p>
            <text:p text:style-name="P6">main()</text:p>
            <text:p text:style-name="P6">{</text:p>
            <text:p text:style-name="P6"><text:s text:c="3"/>int iVar1=10;</text:p>
            <text:p text:style-name="P6"><text:s text:c="2"/>printf(%d\n”,ADD(iVAR1));</text:p>
            <text:p text:style-name="P6">}</text:p>
            <text:p text:style-name="P6">Q:What is the error in the above program</text:p>
          </table:table-cell>
          <table:table-cell table:style-name="Table1.A2" office:value-type="string">
            <text:p text:style-name="P7">1</text:p>
          </table:table-cell>
          <table:table-cell table:style-name="Table1.D2" office:value-type="string">
            <text:p text:style-name="P6"/>
          </table:table-cell>
        </table:table-row>
        <table:table-row>
          <table:table-cell table:style-name="Table1.A2" office:value-type="string">
            <text:p text:style-name="P7">10)</text:p>
          </table:table-cell>
          <table:table-cell table:style-name="Table1.A2" office:value-type="string">
            <text:p text:style-name="P6">#define ERROR</text:p>
            <text:p text:style-name="P6">main()</text:p>
            <text:p text:style-name="P6">{</text:p>
            <text:p text:style-name="P6"><text:s text:c="4"/>#ifndef ERROR</text:p>
            <text:p text:style-name="P6"><text:s text:c="4"/>printf(“First statement”);</text:p>
            <text:p text:style-name="P6"><text:s text:c="4"/>#elif 0</text:p>
            <text:p text:style-name="P6"><text:s text:c="4"/>printf(“second statement”);</text:p>
            <text:p text:style-name="P6"><text:s text:c="4"/>#endif</text:p>
            <text:p text:style-name="P6">}</text:p>
            <text:p text:style-name="P6"/>
          </table:table-cell>
          <table:table-cell table:style-name="Table1.A2" office:value-type="string">
            <text:p text:style-name="P7">1</text:p>
          </table:table-cell>
          <table:table-cell table:style-name="Table1.D2" office:value-type="string">
            <text:p text:style-name="P6">Second statement</text:p>
            <text:p text:style-name="P6"/>
          </table:table-cell>
        </table:table-row>
        <text:soft-page-break/>
        <table:table-row>
          <table:table-cell table:style-name="Table1.A2" office:value-type="string">
            <text:p text:style-name="P7">11)</text:p>
          </table:table-cell>
          <table:table-cell table:style-name="Table1.A2" office:value-type="string">
            <text:p text:style-name="P6">#define A 12</text:p>
            <text:p text:style-name="P6">#define ADD(int) int * int</text:p>
            <text:p text:style-name="P6">main()</text:p>
            <text:p text:style-name="P6">{</text:p>
            <text:p text:style-name="P6"><text:s text:c="3"/>#define A 12</text:p>
            <text:p text:style-name="P6"><text:s text:c="3"/>#define ADD(y) y*y</text:p>
            <text:p text:style-name="P6"><text:s text:c="2"/>......</text:p>
            <text:p text:style-name="P6">}</text:p>
            <text:p text:style-name="P6">Q: Find the error if any</text:p>
          </table:table-cell>
          <table:table-cell table:style-name="Table1.A2" office:value-type="string">
            <text:p text:style-name="P7">1</text:p>
          </table:table-cell>
          <table:table-cell table:style-name="Table1.D2" office:value-type="string">
            <text:p text:style-name="P6"/>
          </table:table-cell>
        </table:table-row>
      </table:table>
      <text:p text:style-name="P2"/>
      <text:p text:style-name="P1"/>
      <text:p text:style-name="P5">Binary operation :</text:p>
      <text:p text:style-name="P1"/>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1.</text:p>
          </table:table-cell>
          <table:table-cell table:style-name="Table2.A1" office:value-type="string">
            <text:p text:style-name="P8">What is eror in code.</text:p>
            <text:p text:style-name="P8"/>
            <text:p text:style-name="P8">#include&lt;stdio.h&gt;</text:p>
            <text:p text:style-name="P8">void main()</text:p>
            <text:p text:style-name="P8"><text:s/>{</text:p>
            <text:p text:style-name="P8"><text:s text:c="6"/>int x,y;</text:p>
            <text:p text:style-name="P8"><text:s text:c="6"/>x=1;</text:p>
            <text:p text:style-name="P8"><text:s text:c="6"/>y=2;</text:p>
            <text:p text:style-name="P8"><text:s text:c="5"/>printf(“\n output of x&amp;y =%d,output of x&amp;&amp;y=%d”,x&amp;y,x&amp;&amp;y);</text:p>
            <text:p text:style-name="P8">}</text:p>
          </table:table-cell>
          <table:table-cell table:style-name="Table2.A1" office:value-type="string">
            <text:p text:style-name="P9">1</text:p>
          </table:table-cell>
          <table:table-cell table:style-name="Table2.D1" office:value-type="string">
            <text:p text:style-name="P8"/>
          </table:table-cell>
        </table:table-row>
      </table:table>
      <text:p text:style-name="P1"/>
      <text:p text:style-name="P1"/>
      <text:p text:style-name="P5">Static:</text:p>
      <text:p text:style-name="P1"/>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9">1.</text:p>
          </table:table-cell>
          <table:table-cell table:style-name="Table3.A1" office:value-type="string">
            <text:p text:style-name="P8">/****** file 1 *****/</text:p>
            <text:p text:style-name="P8">#include&lt;stdio.h&gt;</text:p>
            <text:p text:style-name="P8">extern void func2();</text:p>
            <text:p text:style-name="P8">void main()</text:p>
            <text:p text:style-name="P8">{<text:line-break/>func2();</text:p>
            <text:p text:style-name="P8">}</text:p>
            <text:p text:style-name="P8"/>
            <text:p text:style-name="P8">/****** file 2 *****/</text:p>
            <text:p text:style-name="P8">#include&lt;stdio.h&gt;</text:p>
            <text:p text:style-name="P8">static void func2()</text:p>
            <text:p text:style-name="P8">{</text:p>
            <text:p text:style-name="P8"><text:s text:c="3"/>printf(“How are U?”);</text:p>
            <text:p text:style-name="P8">}</text:p>
            <text:p text:style-name="P8"/>
            <text:p text:style-name="P8"/>
          </table:table-cell>
          <table:table-cell table:style-name="Table3.A1" office:value-type="string">
            <text:p text:style-name="P9">0</text:p>
          </table:table-cell>
          <table:table-cell table:style-name="Table3.D1" office:value-type="string">
            <text:p text:style-name="P8"/>
          </table:table-cell>
        </table:table-row>
      </table:table>
      <text:p text:style-name="P1"/>
      <text:p text:style-name="P1"/>
      <text:p text:style-name="P5">String :</text:p>
      <text:p text:style-name="P1"/>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9">1.</text:p>
          </table:table-cell>
          <table:table-cell table:style-name="Table4.A1" office:value-type="string">
            <text:p text:style-name="P8">What is wrong with code</text:p>
            <text:p text:style-name="P8"/>
            <text:p text:style-name="P8"><text:soft-page-break/>#include&lt;stdio.&gt;</text:p>
            <text:p text:style-name="P8"/>
            <text:p text:style-name="P8">void fn(char str1,str2)</text:p>
            <text:p text:style-name="P8">{</text:p>
            <text:p text:style-name="P8"><text:s text:c="2"/>str1=”str2”;</text:p>
            <text:p text:style-name="P8"><text:s text:c="2"/>strcpy(str2,”str2”);</text:p>
            <text:p text:style-name="P8">}</text:p>
            <text:p text:style-name="P8"/>
            <text:p text:style-name="P8">main()</text:p>
            <text:p text:style-name="P8">{</text:p>
            <text:p text:style-name="P8"><text:s text:c="4"/>char *arr1=”Array1”;</text:p>
            <text:p text:style-name="P8"><text:s text:c="4"/>char *arr2=”Array2”;</text:p>
            <text:p text:style-name="P8"><text:s text:c="4"/>printf(“arr1=%s arr2=%s\n” arr1,ar2);</text:p>
            <text:p text:style-name="P8"><text:s text:c="4"/>fn(arr1,arr2);</text:p>
            <text:p text:style-name="P8"><text:s text:c="4"/>printf(“arr1=%s arr2=%s\n” ar1,arr2);</text:p>
            <text:p text:style-name="P8">}</text:p>
            <text:p text:style-name="P8"/>
          </table:table-cell>
          <table:table-cell table:style-name="Table4.A1" office:value-type="string">
            <text:p text:style-name="P9">0</text:p>
          </table:table-cell>
          <table:table-cell table:style-name="Table4.D1" office:value-type="string">
            <text:p text:style-name="P11">You cannot assign a constant string <text:soft-page-break/>to string variable except for initialization</text:p>
          </table:table-cell>
        </table:table-row>
        <table:table-row>
          <table:table-cell table:style-name="Table4.A2" office:value-type="string">
            <text:p text:style-name="P9">2.</text:p>
          </table:table-cell>
          <table:table-cell table:style-name="Table4.A2" office:value-type="string">
            <text:p text:style-name="P8">#include&lt;stdio.h&gt;</text:p>
            <text:p text:style-name="P8"/>
            <text:p text:style-name="P8">void fn(char str1,str2)</text:p>
            <text:p text:style-name="P8">{</text:p>
            <text:p text:style-name="P8"><text:s text:c="3"/>str1=”C is same on any OS!!”);</text:p>
            <text:p text:style-name="P8"><text:s text:c="3"/>strcpy(str2,”C is same on any OS!!”);</text:p>
            <text:p text:style-name="P8">}</text:p>
            <text:p text:style-name="P8"/>
            <text:p text:style-name="P8">main()</text:p>
            <text:p text:style-name="P8">{</text:p>
            <text:p text:style-name="P8"/>
            <text:p text:style-name="P8"><text:s text:c="3"/>char *arr1=”Array1”;</text:p>
            <text:p text:style-name="P8"><text:s text:c="3"/>char *arr2=”Array 2”;</text:p>
            <text:p text:style-name="P8"><text:s text:c="3"/>printf(“arr1=%s arr2=%s\n”arr1,arr2);</text:p>
            <text:p text:style-name="P8"><text:s text:c="3"/>fn(arr1,ar2);</text:p>
            <text:p text:style-name="P8"><text:s text:c="3"/>printf(“arr1=%s ar2=%s\n” arr1,arr2);</text:p>
            <text:p text:style-name="P8">}</text:p>
            <text:p text:style-name="P8"/>
            <text:p text:style-name="P8"><text:s text:c="3"/></text:p>
          </table:table-cell>
          <table:table-cell table:style-name="Table4.A2" office:value-type="string">
            <text:p text:style-name="P9">0</text:p>
          </table:table-cell>
          <table:table-cell table:style-name="Table4.D2" office:value-type="string">
            <text:p text:style-name="P11">Arr1:assigned with constant string.</text:p>
            <text:p text:style-name="P11">Arr2: Copied more char than allocated,hence mem. Error.</text:p>
          </table:table-cell>
        </table:table-row>
        <table:table-row>
          <table:table-cell table:style-name="Table4.A2" office:value-type="string">
            <text:p text:style-name="P9">3</text:p>
          </table:table-cell>
          <table:table-cell table:style-name="Table4.A2" office:value-type="string">
            <text:p text:style-name="P8">What is output?</text:p>
            <text:p text:style-name="P8"/>
            <text:p text:style-name="P8">Main()</text:p>
            <text:p text:style-name="P8">{</text:p>
            <text:p text:style-name="P8"/>
            <text:p text:style-name="P8"><text:s/>char*str[]={“our”,”people”,”make”,”the”,</text:p>
            <text:p text:style-name="P8">”difference};</text:p>
            <text:p text:style-name="P8">printf(“\n string 1 is %s\n”,*str++);</text:p>
            <text:p text:style-name="P8">printf(“\n string 2 is %s\n”,*str++)</text:p>
            <text:p text:style-name="P8">}</text:p>
            <text:p text:style-name="P8"/>
          </table:table-cell>
          <table:table-cell table:style-name="Table4.A2" office:value-type="string">
            <text:p text:style-name="P9">0</text:p>
          </table:table-cell>
          <table:table-cell table:style-name="Table4.D2" office:value-type="string">
            <text:p text:style-name="P11">String1 is Our</text:p>
            <text:p text:style-name="P11"/>
            <text:p text:style-name="P11">String2 is people</text:p>
          </table:table-cell>
        </table:table-row>
        <table:table-row>
          <table:table-cell table:style-name="Table4.A2" office:value-type="string">
            <text:p text:style-name="P8">4</text:p>
          </table:table-cell>
          <table:table-cell table:style-name="Table4.A2" office:value-type="string">
            <text:p text:style-name="P8">What is output?</text:p>
            <text:p text:style-name="P8">Main()</text:p>
            <text:p text:style-name="P8">{</text:p>
            <text:p text:style-name="P8"><text:soft-page-break/>char *str[] = {“our”, ”people”, ”make”, “the”, “difference”};</text:p>
            <text:p text:style-name="P8"/>
            <text:p text:style-name="P8">printf(“string 1 is %s\n”, *str);</text:p>
            <text:p text:style-name="P8">printf(“string 2 is %s\n”, *(str+1));</text:p>
            <text:p text:style-name="P8">printf(“string 3 is %s\n”, str[2]);</text:p>
            <text:p text:style-name="P8">}</text:p>
          </table:table-cell>
          <table:table-cell table:style-name="Table4.A2" office:value-type="string">
            <text:p text:style-name="P8">0</text:p>
          </table:table-cell>
          <table:table-cell table:style-name="Table4.D2" office:value-type="string">
            <text:p text:style-name="P8">String1 is our</text:p>
            <text:p text:style-name="P8">string 2 is people</text:p>
            <text:p text:style-name="P8">string 3 is make</text:p>
          </table:table-cell>
        </table:table-row>
        <table:table-row>
          <table:table-cell table:style-name="Table4.A2" office:value-type="string">
            <text:p text:style-name="P8">5</text:p>
          </table:table-cell>
          <table:table-cell table:style-name="Table4.A2" office:value-type="string">
            <text:p text:style-name="P8">Print the length of a string in one single statement, dont use strlen or any loop.</text:p>
          </table:table-cell>
          <table:table-cell table:style-name="Table4.A2" office:value-type="string">
            <text:p text:style-name="P8">1</text:p>
          </table:table-cell>
          <table:table-cell table:style-name="Table4.D2" office:value-type="string">
            <text:p text:style-name="P8">while(*str++)count++;</text:p>
          </table:table-cell>
        </table:table-row>
      </table:table>
      <text:p text:style-name="P4"/>
      <text:p text:style-name="P5">Pointer/ Array:</text:p>
      <text:p text:style-name="P5"/>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6">1</text:p>
          </table:table-cell>
          <table:table-cell table:style-name="Table5.A1" office:value-type="string">
            <text:p text:style-name="P6">What is the difference between far and near pointers?</text:p>
          </table:table-cell>
          <table:table-cell table:style-name="Table5.A1" office:value-type="string">
            <text:p text:style-name="P6">1</text:p>
          </table:table-cell>
          <table:table-cell table:style-name="Table5.D1" office:value-type="string">
            <text:p text:style-name="P6">Near is 16 bits and has only offset, but far is 32 bits and its uses both segment and offset</text:p>
          </table:table-cell>
        </table:table-row>
        <table:table-row>
          <table:table-cell table:style-name="Table5.A2" office:value-type="string">
            <text:p text:style-name="P6">2</text:p>
          </table:table-cell>
          <table:table-cell table:style-name="Table5.A2" office:value-type="string">
            <text:p text:style-name="P6">What are pointers and? How they are initialized?</text:p>
          </table:table-cell>
          <table:table-cell table:style-name="Table5.A2" office:value-type="string">
            <text:p text:style-name="P6">0</text:p>
          </table:table-cell>
          <table:table-cell table:style-name="Table5.D2" office:value-type="string">
            <text:p text:style-name="P6"/>
          </table:table-cell>
        </table:table-row>
        <table:table-row>
          <table:table-cell table:style-name="Table5.A2" office:value-type="string">
            <text:p text:style-name="P6">3</text:p>
          </table:table-cell>
          <table:table-cell table:style-name="Table5.A2" office:value-type="string">
            <text:p text:style-name="P6">What are function pointers? How they are defined? How they are called?</text:p>
          </table:table-cell>
          <table:table-cell table:style-name="Table5.A2" office:value-type="string">
            <text:p text:style-name="P6">1</text:p>
          </table:table-cell>
          <table:table-cell table:style-name="Table5.D2" office:value-type="string">
            <text:p text:style-name="P6"/>
          </table:table-cell>
        </table:table-row>
        <table:table-row>
          <table:table-cell table:style-name="Table5.A2" office:value-type="string">
            <text:p text:style-name="P6">4</text:p>
          </table:table-cell>
          <table:table-cell table:style-name="Table5.A2" office:value-type="string">
            <text:p text:style-name="P6">Comment on program</text:p>
            <text:p text:style-name="P6">int *fn()</text:p>
            <text:p text:style-name="P6">{</text:p>
            <text:p text:style-name="P6">int *p, i = 10;</text:p>
            <text:p text:style-name="P6">i*=5;</text:p>
            <text:p text:style-name="P6">p=&amp;i;</text:p>
            <text:p text:style-name="P6">return(p);</text:p>
            <text:p text:style-name="P6">}</text:p>
            <text:p text:style-name="P6">void main()</text:p>
            <text:p text:style-name="P6">{</text:p>
            <text:p text:style-name="P6">int *ptr;</text:p>
            <text:p text:style-name="P6">ptr=fn();</text:p>
            <text:p text:style-name="P6">printf(“%d”, *ptr);</text:p>
            <text:p text:style-name="P6">}</text:p>
          </table:table-cell>
          <table:table-cell table:style-name="Table5.A2" office:value-type="string">
            <text:p text:style-name="P6">0</text:p>
          </table:table-cell>
          <table:table-cell table:style-name="Table5.D2" office:value-type="string">
            <text:p text:style-name="P6">Returning address of local variable is invalid.</text:p>
            <text:p text:style-name="P6">Program may dump</text:p>
          </table:table-cell>
        </table:table-row>
        <table:table-row>
          <table:table-cell table:style-name="Table5.A2" office:value-type="string">
            <text:p text:style-name="P6">5</text:p>
          </table:table-cell>
          <table:table-cell table:style-name="Table5.A2" office:value-type="string">
            <text:p text:style-name="P6">What is output</text:p>
            <text:p text:style-name="P6">void main()</text:p>
            <text:p text:style-name="P6">{</text:p>
            <text:p text:style-name="P6">int *ip;</text:p>
            <text:p text:style-name="P6">int a[][3] = {10,20,30,40,50,60};</text:p>
            <text:p text:style-name="P6">printf(“%d,%d”, **(a+1),*(*a+1));</text:p>
            <text:p text:style-name="P6">}</text:p>
          </table:table-cell>
          <table:table-cell table:style-name="Table5.A2" office:value-type="string">
            <text:p text:style-name="P6">0</text:p>
          </table:table-cell>
          <table:table-cell table:style-name="Table5.D2" office:value-type="string">
            <text:p text:style-name="P6"/>
          </table:table-cell>
        </table:table-row>
        <table:table-row>
          <table:table-cell table:style-name="Table5.A2" office:value-type="string">
            <text:p text:style-name="P6">6</text:p>
          </table:table-cell>
          <table:table-cell table:style-name="Table5.A2" office:value-type="string">
            <text:p text:style-name="P6">How do i declare array of N pointers to functions returning pointer to function returning pointer to charecter?</text:p>
          </table:table-cell>
          <table:table-cell table:style-name="Table5.A2" office:value-type="string">
            <text:p text:style-name="P6">1</text:p>
          </table:table-cell>
          <table:table-cell table:style-name="Table5.D2" office:value-type="string">
            <text:p text:style-name="P6"/>
          </table:table-cell>
        </table:table-row>
        <table:table-row>
          <table:table-cell table:style-name="Table5.A2" office:value-type="string">
            <text:p text:style-name="P6">7</text:p>
          </table:table-cell>
          <table:table-cell table:style-name="Table5.A2" office:value-type="string">
            <text:p text:style-name="P6">Here's a neat trick if i write</text:p>
            <text:p text:style-name="P6">int realarray[10];</text:p>
            <text:p text:style-name="P6">int *array = &amp;realarray[-1];</text:p>
            <text:p text:style-name="P6">i can treat <text:s/>“array” <text:s/>as if it were a 1 <text:soft-page-break/>based array.</text:p>
            <text:p text:style-name="P6">What is the problem in the above strategy?</text:p>
          </table:table-cell>
          <table:table-cell table:style-name="Table5.A2" office:value-type="string">
            <text:p text:style-name="P6">1</text:p>
          </table:table-cell>
          <table:table-cell table:style-name="Table5.D2" office:value-type="string">
            <text:p text:style-name="P6">Memory error if array[0] is accessed</text:p>
          </table:table-cell>
        </table:table-row>
        <table:table-row>
          <table:table-cell table:style-name="Table5.A2" office:value-type="string">
            <text:p text:style-name="P6">8</text:p>
          </table:table-cell>
          <table:table-cell table:style-name="Table5.A2" office:value-type="string">
            <text:p text:style-name="P6">Briefly explain each expression</text:p>
            <text:p text:style-name="P6">++*p++</text:p>
          </table:table-cell>
          <table:table-cell table:style-name="Table5.A2" office:value-type="string">
            <text:p text:style-name="P6">0</text:p>
          </table:table-cell>
          <table:table-cell table:style-name="Table5.D2" office:value-type="string">
            <text:p text:style-name="P6"/>
          </table:table-cell>
        </table:table-row>
        <table:table-row>
          <table:table-cell table:style-name="Table5.A2" office:value-type="string">
            <text:p text:style-name="P6">9</text:p>
          </table:table-cell>
          <table:table-cell table:style-name="Table5.A2" office:value-type="string">
            <text:p text:style-name="P6">Briefly explain each expression</text:p>
            <text:p text:style-name="P6">(*(a+i))[j] = 5;</text:p>
          </table:table-cell>
          <table:table-cell table:style-name="Table5.A2" office:value-type="string">
            <text:p text:style-name="P6">1</text:p>
          </table:table-cell>
          <table:table-cell table:style-name="Table5.D2" office:value-type="string">
            <text:p text:style-name="P6"/>
          </table:table-cell>
        </table:table-row>
        <table:table-row>
          <table:table-cell table:style-name="Table5.A2" office:value-type="string">
            <text:p text:style-name="P6">10</text:p>
          </table:table-cell>
          <table:table-cell table:style-name="Table5.A2" office:value-type="string">
            <text:p text:style-name="P6">Briefly explain each expression</text:p>
            <text:p text:style-name="P6">*j = &amp;test;</text:p>
          </table:table-cell>
          <table:table-cell table:style-name="Table5.A2" office:value-type="string">
            <text:p text:style-name="P6">0</text:p>
          </table:table-cell>
          <table:table-cell table:style-name="Table5.D2" office:value-type="string">
            <text:p text:style-name="P6"/>
          </table:table-cell>
        </table:table-row>
        <table:table-row>
          <table:table-cell table:style-name="Table5.A2" office:value-type="string">
            <text:p text:style-name="P6">11</text:p>
          </table:table-cell>
          <table:table-cell table:style-name="Table5.A2" office:value-type="string">
            <text:p text:style-name="P6">Find compilation and logical errors in the following, if no error what is the output?</text:p>
            <text:p text:style-name="P6">Void main(argc, argv)</text:p>
            <text:p text:style-name="P6">{</text:p>
            <text:p text:style-name="P6">while(argv++)printf(“%s\n”, *argv);</text:p>
            <text:p text:style-name="P6">}</text:p>
          </table:table-cell>
          <table:table-cell table:style-name="Table5.A2" office:value-type="string">
            <text:p text:style-name="P6">0</text:p>
          </table:table-cell>
          <table:table-cell table:style-name="Table5.D2" office:value-type="string">
            <text:p text:style-name="P6"/>
          </table:table-cell>
        </table:table-row>
        <table:table-row>
          <table:table-cell table:style-name="Table5.A2" office:value-type="string">
            <text:p text:style-name="P6">12</text:p>
          </table:table-cell>
          <table:table-cell table:style-name="Table5.A2" office:value-type="string">
            <text:p text:style-name="P6">What is the difference between arrays and pointers</text:p>
          </table:table-cell>
          <table:table-cell table:style-name="Table5.A2" office:value-type="string">
            <text:p text:style-name="P6">0</text:p>
          </table:table-cell>
          <table:table-cell table:style-name="Table5.D2" office:value-type="string">
            <text:p text:style-name="P6">Arrays automatically allocate space which is fixed in size and location;</text:p>
            <text:p text:style-name="P6">pointers are dynamic.</text:p>
          </table:table-cell>
        </table:table-row>
        <table:table-row>
          <table:table-cell table:style-name="Table5.A2" office:value-type="string">
            <text:p text:style-name="P6">13</text:p>
          </table:table-cell>
          <table:table-cell table:style-name="Table5.A2" office:value-type="string">
            <text:p text:style-name="P6">Int *ip, *jp, k;</text:p>
            <text:p text:style-name="P6">which of the following operations cant perform</text:p>
            <text:p text:style-name="P6">a. ip + jp; error</text:p>
            <text:p text:style-name="P6">b. ip + k; returns p type</text:p>
            <text:p text:style-name="P6">c. ip – jp; returns int type</text:p>
            <text:p text:style-name="P6">d. ip – k; returns p type</text:p>
            <text:p text:style-name="P6">e. ip * k; error</text:p>
            <text:p text:style-name="P6">f. ip * jp; error</text:p>
          </table:table-cell>
          <table:table-cell table:style-name="Table5.A2" office:value-type="string">
            <text:p text:style-name="P6"/>
            <text:p text:style-name="P6">1</text:p>
          </table:table-cell>
          <table:table-cell table:style-name="Table5.D2" office:value-type="string">
            <text:p text:style-name="P6">A, e, f</text:p>
          </table:table-cell>
        </table:table-row>
        <table:table-row>
          <table:table-cell table:style-name="Table5.A2" office:value-type="string">
            <text:p text:style-name="P6">14</text:p>
          </table:table-cell>
          <table:table-cell table:style-name="Table5.A2" office:value-type="string">
            <text:p text:style-name="P6">Write a single statement for copying one string to another, without using strcpy?</text:p>
          </table:table-cell>
          <table:table-cell table:style-name="Table5.A2" office:value-type="string">
            <text:p text:style-name="P6">0</text:p>
          </table:table-cell>
          <table:table-cell table:style-name="Table5.D2" office:value-type="string">
            <text:p text:style-name="P6">while(a++ = b++); // b is copied to a;</text:p>
          </table:table-cell>
        </table:table-row>
        <table:table-row>
          <table:table-cell table:style-name="Table5.A2" office:value-type="string">
            <text:p text:style-name="P6">15</text:p>
          </table:table-cell>
          <table:table-cell table:style-name="Table5.A2" office:value-type="string">
            <text:p text:style-name="P6">Main()</text:p>
            <text:p text:style-name="P6">{</text:p>
            <text:p text:style-name="P6">int m = 10, k = 12;</text:p>
            <text:p text:style-name="P6">int const *ivar1 = &amp;m;</text:p>
            <text:p text:style-name="P6">const int *ivar2;</text:p>
            <text:p text:style-name="P6">*ivar1 = 15;</text:p>
            <text:p text:style-name="P6">ivar2 = &amp;k;</text:p>
            <text:p text:style-name="P6">}</text:p>
            <text:p text:style-name="P6">find the error in the above code</text:p>
          </table:table-cell>
          <table:table-cell table:style-name="Table5.A2" office:value-type="string">
            <text:p text:style-name="P6">1</text:p>
          </table:table-cell>
          <table:table-cell table:style-name="Table5.D2" office:value-type="string">
            <text:p text:style-name="P6"/>
          </table:table-cell>
        </table:table-row>
        <table:table-row>
          <table:table-cell table:style-name="Table5.A2" office:value-type="string">
            <text:p text:style-name="P6">16</text:p>
          </table:table-cell>
          <table:table-cell table:style-name="Table5.A2" office:value-type="string">
            <text:p text:style-name="P6">Main()</text:p>
            <text:p text:style-name="P6">{</text:p>
            <text:p text:style-name="P6">char *const svar1 = “sathyam”;</text:p>
            <text:p text:style-name="P6">svar1 = “computers”</text:p>
            <text:p text:style-name="P6">*svar1 = 's';</text:p>
            <text:p text:style-name="P6">}</text:p>
            <text:p text:style-name="P6"><text:soft-page-break/>find the error in the above code?</text:p>
          </table:table-cell>
          <table:table-cell table:style-name="Table5.A2" office:value-type="string">
            <text:p text:style-name="P6">0</text:p>
          </table:table-cell>
          <table:table-cell table:style-name="Table5.D2" office:value-type="string">
            <text:p text:style-name="P6"/>
          </table:table-cell>
        </table:table-row>
        <table:table-row>
          <table:table-cell table:style-name="Table5.A2" office:value-type="string">
            <text:p text:style-name="P6">17</text:p>
          </table:table-cell>
          <table:table-cell table:style-name="Table5.A2" office:value-type="string">
            <text:p text:style-name="P6">Main()</text:p>
            <text:p text:style-name="P6">{</text:p>
            <text:p text:style-name="P6">const char *svar1=”Embedded”;</text:p>
            <text:p text:style-name="P6">svar1 = “Embedded group”;</text:p>
            <text:p text:style-name="P6">*svar1 = 'v';</text:p>
            <text:p text:style-name="P6">}</text:p>
            <text:p text:style-name="P6">find the error in the above code?</text:p>
          </table:table-cell>
          <table:table-cell table:style-name="Table5.A2" office:value-type="string">
            <text:p text:style-name="P6">1</text:p>
          </table:table-cell>
          <table:table-cell table:style-name="Table5.D2" office:value-type="string">
            <text:p text:style-name="P6"/>
          </table:table-cell>
        </table:table-row>
        <table:table-row>
          <table:table-cell table:style-name="Table5.A2" office:value-type="string">
            <text:p text:style-name="P6">18</text:p>
          </table:table-cell>
          <table:table-cell table:style-name="Table5.A2" office:value-type="string">
            <text:p text:style-name="P6">Main()</text:p>
            <text:p text:style-name="P6">{</text:p>
            <text:p text:style-name="P6">char (*p1)[];</text:p>
            <text:p text:style-name="P6">char *p2[];</text:p>
            <text:p text:style-name="P6">p1++;</text:p>
            <text:p text:style-name="P6">p2++;</text:p>
            <text:p text:style-name="P6">}</text:p>
            <text:p text:style-name="P6">find the error in the above code?</text:p>
          </table:table-cell>
          <table:table-cell table:style-name="Table5.A2" office:value-type="string">
            <text:p text:style-name="P6">1</text:p>
          </table:table-cell>
          <table:table-cell table:style-name="Table5.D2" office:value-type="string">
            <text:p text:style-name="P6"/>
          </table:table-cell>
        </table:table-row>
        <table:table-row>
          <table:table-cell table:style-name="Table5.A2" office:value-type="string">
            <text:p text:style-name="P6">19</text:p>
          </table:table-cell>
          <table:table-cell table:style-name="Table5.A2" office:value-type="string">
            <text:p text:style-name="P6">Note: in INTEL processor</text:p>
            <text:p text:style-name="P6">main()</text:p>
            <text:p text:style-name="P6">{</text:p>
            <text:p text:style-name="P6">int k;</text:p>
            <text:p text:style-name="P6">unsigned int ivar=0xABCDEF12;</text:p>
            <text:p text:style-name="P6">unsigned int *p;</text:p>
            <text:p text:style-name="P6">p = &amp;ivar;</text:p>
            <text:p text:style-name="P6">k = *((unsigned char*)p+1);</text:p>
            <text:p text:style-name="P6">printf(“k = %0x\n”,k);</text:p>
            <text:p text:style-name="P6">}</text:p>
            <text:p text:style-name="P6">what is the o/p?</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6">20</text:p>
          </table:table-cell>
          <table:table-cell table:style-name="Table5.A2" office:value-type="string">
            <text:p text:style-name="P6">Main()</text:p>
            <text:p text:style-name="P6">{</text:p>
            <text:p text:style-name="P6">char (*p1)[];</text:p>
            <text:p text:style-name="P6">char *p2[];</text:p>
            <text:p text:style-name="P6">p1++;</text:p>
            <text:p text:style-name="P6">p2++;</text:p>
            <text:p text:style-name="P6">}</text:p>
            <text:p text:style-name="P6">find the error in the above code?</text:p>
          </table:table-cell>
          <table:table-cell table:style-name="Table5.A2" office:value-type="string">
            <text:p text:style-name="P6">1</text:p>
          </table:table-cell>
          <table:table-cell table:style-name="Table5.D2" office:value-type="string">
            <text:p text:style-name="P6"/>
          </table:table-cell>
        </table:table-row>
      </table:table>
      <text:p text:style-name="P1"/>
      <text:p text:style-name="P5">I/O operation:</text:p>
      <text:p text:style-name="P1"/>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8">1</text:p>
          </table:table-cell>
          <table:table-cell table:style-name="Table6.A1" office:value-type="string">
            <text:p text:style-name="P8">What is the output if input is</text:p>
            <text:p text:style-name="P8">a) 5, 6, 7</text:p>
            <text:p text:style-name="P8">b) 5, 6 , r</text:p>
            <text:p text:style-name="P8"/>
            <text:p text:style-name="P8">#include &lt;stdio.h&gt;</text:p>
            <text:p text:style-name="P8">void main()</text:p>
            <text:p text:style-name="P8">{</text:p>
            <text:p text:style-name="P8">int i = 1,j = 2, k = 3;</text:p>
            <text:p text:style-name="P8">int r;</text:p>
            <text:p text:style-name="P8">r = printf(“i=%dj=%dk=%d”, i,j,k);</text:p>
            <text:p text:style-name="P8">printf(“printf rerturns %d\n”, r);</text:p>
            <text:p text:style-name="P8"><text:soft-page-break/>r = scanf(“%d%d%d”, &amp;i,&amp;j,&amp;k);</text:p>
            <text:p text:style-name="P8">printf(“scanf returns %d\n”, r);</text:p>
            <text:p text:style-name="P8">}</text:p>
          </table:table-cell>
          <table:table-cell table:style-name="Table6.A1" office:value-type="string">
            <text:p text:style-name="P8">0</text:p>
          </table:table-cell>
          <table:table-cell table:style-name="Table6.D1" office:value-type="string">
            <text:p text:style-name="P8"/>
          </table:table-cell>
        </table:table-row>
      </table:table>
      <text:p text:style-name="P1"/>
      <text:p text:style-name="P5">Library:</text:p>
      <text:p text:style-name="P5"/>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8"/>
            <text:p text:style-name="P8">1</text:p>
          </table:table-cell>
          <table:table-cell table:style-name="Table7.A1" office:value-type="string">
            <text:p text:style-name="P8">What is the difference between memcpy and memmove?</text:p>
          </table:table-cell>
          <table:table-cell table:style-name="Table7.A1" office:value-type="string">
            <text:p text:style-name="P8">0</text:p>
          </table:table-cell>
          <table:table-cell table:style-name="Table7.D1" office:value-type="string">
            <text:p text:style-name="P8"/>
          </table:table-cell>
        </table:table-row>
        <table:table-row>
          <table:table-cell table:style-name="Table7.A2" office:value-type="string">
            <text:p text:style-name="P8">2</text:p>
          </table:table-cell>
          <table:table-cell table:style-name="Table7.A2" office:value-type="string">
            <text:p text:style-name="P8">In variable argumefnts implementation, why at least one named argument is necessary ?</text:p>
          </table:table-cell>
          <table:table-cell table:style-name="Table7.A2" office:value-type="string">
            <text:p text:style-name="P8">1</text:p>
          </table:table-cell>
          <table:table-cell table:style-name="Table7.D2" office:value-type="string">
            <text:p text:style-name="P8"/>
          </table:table-cell>
        </table:table-row>
        <table:table-row>
          <table:table-cell table:style-name="Table7.A2" office:value-type="string">
            <text:p text:style-name="P8">3</text:p>
          </table:table-cell>
          <table:table-cell table:style-name="Table7.A2" office:value-type="string">
            <text:p text:style-name="P8">Difference between calloc and malloc </text:p>
          </table:table-cell>
          <table:table-cell table:style-name="Table7.A2" office:value-type="string">
            <text:p text:style-name="P8">0</text:p>
          </table:table-cell>
          <table:table-cell table:style-name="Table7.D2" office:value-type="string">
            <text:p text:style-name="P8"/>
          </table:table-cell>
        </table:table-row>
        <table:table-row>
          <table:table-cell table:style-name="Table7.A2" office:value-type="string">
            <text:p text:style-name="P8">4</text:p>
          </table:table-cell>
          <table:table-cell table:style-name="Table7.A2" office:value-type="string">
            <text:p text:style-name="P8">A) feof()</text:p>
            <text:p text:style-name="P8">B) ungetc()</text:p>
            <text:p text:style-name="P8">C) rewind()</text:p>
            <text:p text:style-name="P8">which of the above are valid standard C file-</text:p>
            <text:p text:style-name="P8">handling functions ?</text:p>
          </table:table-cell>
          <table:table-cell table:style-name="Table7.A2" office:value-type="string">
            <text:p text:style-name="P8">0</text:p>
          </table:table-cell>
          <table:table-cell table:style-name="Table7.D2" office:value-type="string">
            <text:p text:style-name="P8">All valid</text:p>
          </table:table-cell>
        </table:table-row>
        <table:table-row>
          <table:table-cell table:style-name="Table7.A2" office:value-type="string">
            <text:p text:style-name="P8">5</text:p>
          </table:table-cell>
          <table:table-cell table:style-name="Table7.A2" office:value-type="string">
            <text:p text:style-name="P8">How can I invoke another program from within a C program ?</text:p>
          </table:table-cell>
          <table:table-cell table:style-name="Table7.A2" office:value-type="string">
            <text:p text:style-name="P8">0</text:p>
          </table:table-cell>
          <table:table-cell table:style-name="Table7.D2" office:value-type="string">
            <text:p text:style-name="P8">Using system()</text:p>
          </table:table-cell>
        </table:table-row>
      </table:table>
      <text:p text:style-name="P1"/>
      <text:p text:style-name="P5">Arithmetic operation:</text:p>
      <text:p text:style-name="P1"/>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8">1</text:p>
          </table:table-cell>
          <table:table-cell table:style-name="Table8.A1" office:value-type="string">
            <text:p text:style-name="P8">Void main(int argc, char *argv[])</text:p>
            <text:p text:style-name="P8">{</text:p>
            <text:p text:style-name="P8">int i=1;</text:p>
            <text:p text:style-name="P8">int j=2;</text:p>
            <text:p text:style-name="P8">printf(“\ni=%d j=%d (i+j)++=%d \n”,i,j,(i+j)++);</text:p>
            <text:p text:style-name="P8">}</text:p>
          </table:table-cell>
          <table:table-cell table:style-name="Table8.A1" office:value-type="string">
            <text:p text:style-name="P8">0</text:p>
          </table:table-cell>
          <table:table-cell table:style-name="Table8.D1" office:value-type="string">
            <text:p text:style-name="P8"/>
          </table:table-cell>
        </table:table-row>
        <table:table-row>
          <table:table-cell table:style-name="Table8.A2" office:value-type="string">
            <text:p text:style-name="P8">2</text:p>
          </table:table-cell>
          <table:table-cell table:style-name="Table8.A2" office:value-type="string">
            <text:p text:style-name="P8">What is the output of 11^5 ?</text:p>
          </table:table-cell>
          <table:table-cell table:style-name="Table8.A2" office:value-type="string">
            <text:p text:style-name="P8">1</text:p>
          </table:table-cell>
          <table:table-cell table:style-name="Table8.D2" office:value-type="string">
            <text:p text:style-name="P8">14</text:p>
          </table:table-cell>
        </table:table-row>
        <table:table-row>
          <table:table-cell table:style-name="Table8.A2" office:value-type="string">
            <text:p text:style-name="P8">3</text:p>
          </table:table-cell>
          <table:table-cell table:style-name="Table8.A2" office:value-type="string">
            <text:p text:style-name="P8">Which of the below operator has high precedence ?</text:p>
            <text:p text:style-name="P8">&gt;, &gt;=,&lt;,&lt;=</text:p>
          </table:table-cell>
          <table:table-cell table:style-name="Table8.A2" office:value-type="string">
            <text:p text:style-name="P8">0</text:p>
          </table:table-cell>
          <table:table-cell table:style-name="Table8.D2" office:value-type="string">
            <text:p text:style-name="P8">All have same precedence</text:p>
          </table:table-cell>
        </table:table-row>
      </table:table>
      <text:p text:style-name="P1"/>
      <text:p text:style-name="P5">Condition:</text:p>
      <text:p text:style-name="P4"/>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8">1</text:p>
          </table:table-cell>
          <table:table-cell table:style-name="Table9.A1" office:value-type="string">
            <text:p text:style-name="P8">Void foo(void)</text:p>
            <text:p text:style-name="P8">{</text:p>
            <text:p text:style-name="P8">unsigned int a=6;</text:p>
            <text:p text:style-name="P8">int b=-20;</text:p>
            <text:p text:style-name="P8">(a+b&gt;6)? Puts(“&gt;6”): puts(“&lt;=6”);</text:p>
            <text:p text:style-name="P8">}</text:p>
            <text:p text:style-name="P8"/>
          </table:table-cell>
          <table:table-cell table:style-name="Table9.A1" office:value-type="string">
            <text:p text:style-name="P8">0</text:p>
          </table:table-cell>
          <table:table-cell table:style-name="Table9.D1" office:value-type="string">
            <text:p text:style-name="P8"/>
          </table:table-cell>
        </table:table-row>
        <table:table-row>
          <table:table-cell table:style-name="Table9.A2" office:value-type="string">
            <text:p text:style-name="P8">2</text:p>
          </table:table-cell>
          <table:table-cell table:style-name="Table9.A2" office:value-type="string">
            <text:p text:style-name="P8">Void test5()</text:p>
            <text:p text:style-name="P8">{</text:p>
            <text:p text:style-name="P8">int x=4, a=2, b=4, c=8;</text:p>
            <text:p text:style-name="P8"><text:soft-page-break/>if(x==b) x=a;</text:p>
            <text:p text:style-name="P8">else x=b;</text:p>
            <text:p text:style-name="P8">if (x!=b) c=c+b;</text:p>
            <text:p text:style-name="P8">else c=c+a;</text:p>
            <text:p text:style-name="P8">printf(“c=%d\n”,c);</text:p>
            <text:p text:style-name="P8">}</text:p>
            <text:p text:style-name="P8">what will be printed when the sample code above is executed ?</text:p>
          </table:table-cell>
          <table:table-cell table:style-name="Table9.A2" office:value-type="string">
            <text:p text:style-name="P8">0</text:p>
          </table:table-cell>
          <table:table-cell table:style-name="Table9.D2" office:value-type="string">
            <text:p text:style-name="P8">12</text:p>
          </table:table-cell>
        </table:table-row>
        <table:table-row>
          <table:table-cell table:style-name="Table9.A2" office:value-type="string">
            <text:p text:style-name="P8">3</text:p>
          </table:table-cell>
          <table:table-cell table:style-name="Table9.A2" office:value-type="string">
            <text:p text:style-name="P8">What is diff. b/w do-while and while loop ?</text:p>
          </table:table-cell>
          <table:table-cell table:style-name="Table9.A2" office:value-type="string">
            <text:p text:style-name="P8">0</text:p>
          </table:table-cell>
          <table:table-cell table:style-name="Table9.D2" office:value-type="string">
            <text:p text:style-name="P8">Do-while will execute min. Once, while only when condition is met.</text:p>
          </table:table-cell>
        </table:table-row>
        <table:table-row>
          <table:table-cell table:style-name="Table9.A2" office:value-type="string">
            <text:p text:style-name="P8">4</text:p>
          </table:table-cell>
          <table:table-cell table:style-name="Table9.A2" office:value-type="string">
            <text:p text:style-name="P8">Any loop can be converted to recursion and vise versa ?</text:p>
            <text:p text:style-name="P8">a) true</text:p>
            <text:p text:style-name="P8">b) false</text:p>
          </table:table-cell>
          <table:table-cell table:style-name="Table9.A2" office:value-type="string">
            <text:p text:style-name="P8">1</text:p>
          </table:table-cell>
          <table:table-cell table:style-name="Table9.D2" office:value-type="string">
            <text:p text:style-name="P8">a</text:p>
          </table:table-cell>
        </table:table-row>
        <table:table-row>
          <table:table-cell table:style-name="Table9.A2" office:value-type="string">
            <text:p text:style-name="P8">5</text:p>
          </table:table-cell>
          <table:table-cell table:style-name="Table9.A2" office:value-type="string">
            <text:p text:style-name="P8">#include “stdio.h”</text:p>
            <text:p text:style-name="P8">int c, const b;</text:p>
            <text:p text:style-name="P8">if(a,b)</text:p>
            <text:p text:style-name="P8">{</text:p>
            <text:p text:style-name="P8">printf(“embedd”);</text:p>
            <text:p text:style-name="P8">}</text:p>
            <text:p text:style-name="P8">else</text:p>
            <text:p text:style-name="P8">{</text:p>
            <text:p text:style-name="P8">printf(“satyam”);</text:p>
            <text:p text:style-name="P8">}</text:p>
            <text:p text:style-name="P8">Q: o/p ?*</text:p>
          </table:table-cell>
          <table:table-cell table:style-name="Table9.A2" office:value-type="string">
            <text:p text:style-name="P8">1</text:p>
          </table:table-cell>
          <table:table-cell table:style-name="Table9.D2" office:value-type="string">
            <text:p text:style-name="P8"/>
          </table:table-cell>
        </table:table-row>
      </table:table>
      <text:p text:style-name="P1"/>
      <text:p text:style-name="P5">Data type/ Variable declaration:</text:p>
      <text:p text:style-name="P1"/>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8">6</text:p>
          </table:table-cell>
          <table:table-cell table:style-name="Table10.A1" office:value-type="string">
            <text:p text:style-name="P8">Sizeof can be used to make a code compiler/ platform independent ?</text:p>
            <text:p text:style-name="P8">a) true</text:p>
            <text:p text:style-name="P8">b) false</text:p>
          </table:table-cell>
          <table:table-cell table:style-name="Table10.A1" office:value-type="string">
            <text:p text:style-name="P8">1</text:p>
          </table:table-cell>
          <table:table-cell table:style-name="Table10.D1" office:value-type="string">
            <text:p text:style-name="P8">a</text:p>
          </table:table-cell>
        </table:table-row>
        <table:table-row>
          <table:table-cell table:style-name="Table10.A2" office:value-type="string">
            <text:p text:style-name="P8">7</text:p>
          </table:table-cell>
          <table:table-cell table:style-name="Table10.A2" office:value-type="string">
            <text:p text:style-name="P8">What are static, automatic, extern variables ?</text:p>
            <text:p text:style-name="P8">Give output of 2 programs in which diff b/w static and automatic vars. is asked.</text:p>
          </table:table-cell>
          <table:table-cell table:style-name="Table10.A2" office:value-type="string">
            <text:p text:style-name="P8">0</text:p>
          </table:table-cell>
          <table:table-cell table:style-name="Table10.D2" office:value-type="string">
            <text:p text:style-name="P8"/>
          </table:table-cell>
        </table:table-row>
        <table:table-row>
          <table:table-cell table:style-name="Table10.A2" office:value-type="string">
            <text:p text:style-name="P8">8</text:p>
          </table:table-cell>
          <table:table-cell table:style-name="Table10.A2" office:value-type="string">
            <text:p text:style-name="P8">What are the storage types in C ?</text:p>
          </table:table-cell>
          <table:table-cell table:style-name="Table10.A2" office:value-type="string">
            <text:p text:style-name="P8">0</text:p>
          </table:table-cell>
          <table:table-cell table:style-name="Table10.D2" office:value-type="string">
            <text:p text:style-name="P8">Global, local, and dynamic</text:p>
            <text:p text:style-name="P8"/>
          </table:table-cell>
        </table:table-row>
        <table:table-row>
          <table:table-cell table:style-name="Table10.A2" office:value-type="string">
            <text:p text:style-name="P8">9</text:p>
          </table:table-cell>
          <table:table-cell table:style-name="Table10.A2" office:value-type="string">
            <text:p text:style-name="P8">Which of the below is not true for register type variable ?</text:p>
            <text:p text:style-name="P8">a) it cannot be reference </text:p>
            <text:p text:style-name="P8">b) it cannot be intialized.</text:p>
            <text:p text:style-name="P8">c) it cannot be global</text:p>
            <text:p text:style-name="P8">d) it cannot be of pointer type</text:p>
            <text:p text:style-name="P8"/>
          </table:table-cell>
          <table:table-cell table:style-name="Table10.A2" office:value-type="string">
            <text:p text:style-name="P8"/>
            <text:p text:style-name="P8"/>
            <text:p text:style-name="P8"/>
            <text:p text:style-name="P8">0</text:p>
          </table:table-cell>
          <table:table-cell table:style-name="Table10.D2" office:value-type="string">
            <text:p text:style-name="P8">a</text:p>
            <text:p text:style-name="P8"/>
            <text:p text:style-name="P8">Ex: (</text:p>
            <text:p text:style-name="P8">register int a;</text:p>
            <text:p text:style-name="P8">int *b;</text:p>
            <text:p text:style-name="P8">b=&amp;a;</text:p>
            <text:p text:style-name="P8">}</text:p>
          </table:table-cell>
        </table:table-row>
        <table:table-row>
          <table:table-cell table:style-name="Table10.A2" office:value-type="string">
            <text:p text:style-name="P8">10</text:p>
          </table:table-cell>
          <table:table-cell table:style-name="Table10.A2" office:value-type="string">
            <text:p text:style-name="P8">Which of the below is default data type <text:soft-page-break/>in C ?</text:p>
            <text:p text:style-name="P8">a) void</text:p>
            <text:p text:style-name="P8">b) int </text:p>
            <text:p text:style-name="P8">c) float</text:p>
            <text:p text:style-name="P8">d) char</text:p>
            <text:p text:style-name="P8"/>
          </table:table-cell>
          <table:table-cell table:style-name="Table10.A2" office:value-type="string">
            <text:p text:style-name="P8"/>
            <text:p text:style-name="P8"><text:soft-page-break/></text:p>
            <text:p text:style-name="P8">0</text:p>
          </table:table-cell>
          <table:table-cell table:style-name="Table10.D2" office:value-type="string">
            <text:p text:style-name="P8"/>
            <text:p text:style-name="P8"><text:soft-page-break/></text:p>
            <text:p text:style-name="P8">b</text:p>
          </table:table-cell>
        </table:table-row>
        <table:table-row>
          <table:table-cell table:style-name="Table10.A2" office:value-type="string">
            <text:p text:style-name="P8">11</text:p>
          </table:table-cell>
          <table:table-cell table:style-name="Table10.A2" office:value-type="string">
            <text:p text:style-name="P8">Which of the below is not a primetive data type ?</text:p>
            <text:p text:style-name="P8">a) int </text:p>
            <text:p text:style-name="P8">b) unsigned int</text:p>
            <text:p text:style-name="P8">c) char </text:p>
            <text:p text:style-name="P8">d) float</text:p>
            <text:p text:style-name="P8">e) struct</text:p>
            <text:p text:style-name="P8">f) double</text:p>
          </table:table-cell>
          <table:table-cell table:style-name="Table10.A2" office:value-type="string">
            <text:p text:style-name="P8"/>
            <text:p text:style-name="P8"/>
            <text:p text:style-name="P8">0</text:p>
          </table:table-cell>
          <table:table-cell table:style-name="Table10.D2" office:value-type="string">
            <text:p text:style-name="P8"/>
            <text:p text:style-name="P8"/>
            <text:p text:style-name="P8">e</text:p>
          </table:table-cell>
        </table:table-row>
        <table:table-row>
          <table:table-cell table:style-name="Table10.A2" office:value-type="string">
            <text:p text:style-name="P8">12</text:p>
          </table:table-cell>
          <table:table-cell table:style-name="Table10.A2" office:value-type="string">
            <text:p text:style-name="P8">A variable cannot be of decalre as ?</text:p>
            <text:p text:style-name="P8">a) long unsigned int</text:p>
            <text:p text:style-name="P8">b) void </text:p>
            <text:p text:style-name="P8">c) void *</text:p>
            <text:p text:style-name="P8">d) unsigned int*</text:p>
          </table:table-cell>
          <table:table-cell table:style-name="Table10.A2" office:value-type="string">
            <text:p text:style-name="P8"/>
            <text:p text:style-name="P8"/>
            <text:p text:style-name="P8">0</text:p>
          </table:table-cell>
          <table:table-cell table:style-name="Table10.D2" office:value-type="string">
            <text:p text:style-name="P8"/>
            <text:p text:style-name="P8"/>
            <text:p text:style-name="P8">b</text:p>
          </table:table-cell>
        </table:table-row>
        <table:table-row>
          <table:table-cell table:style-name="Table10.A2" office:value-type="string">
            <text:p text:style-name="P8">13</text:p>
          </table:table-cell>
          <table:table-cell table:style-name="Table10.A2" office:value-type="string">
            <text:p text:style-name="P8">Considering that the processor has placed the variable in the register </text:p>
            <text:p text:style-name="P8">Register int i=0;</text:p>
            <text:p text:style-name="P8">main()</text:p>
            <text:p text:style-name="P8">{</text:p>
            <text:p text:style-name="P8">printf(“\n adderess of i %d \n”,&amp;i);</text:p>
            <text:p text:style-name="P8">}</text:p>
          </table:table-cell>
          <table:table-cell table:style-name="Table10.A2" office:value-type="string">
            <text:p text:style-name="P8"/>
            <text:p text:style-name="P8"/>
            <text:p text:style-name="P8">0</text:p>
          </table:table-cell>
          <table:table-cell table:style-name="Table10.D2" office:value-type="string">
            <text:p text:style-name="P8"/>
            <text:p text:style-name="P8"/>
            <text:p text:style-name="P8"/>
          </table:table-cell>
        </table:table-row>
        <table:table-row>
          <table:table-cell table:style-name="Table10.A2" office:value-type="string">
            <text:p text:style-name="P8">14</text:p>
          </table:table-cell>
          <table:table-cell table:style-name="Table10.A2" office:value-type="string">
            <text:p text:style-name="P8">What does the following mean ?</text:p>
            <text:p text:style-name="P8">Register int i=0;</text:p>
          </table:table-cell>
          <table:table-cell table:style-name="Table10.A2" office:value-type="string">
            <text:p text:style-name="P8">0</text:p>
          </table:table-cell>
          <table:table-cell table:style-name="Table10.D2" office:value-type="string">
            <text:p text:style-name="P8"/>
          </table:table-cell>
        </table:table-row>
        <table:table-row>
          <table:table-cell table:style-name="Table10.A2" office:value-type="string">
            <text:p text:style-name="P8">15</text:p>
          </table:table-cell>
          <table:table-cell table:style-name="Table10.A2" office:value-type="string">
            <text:p text:style-name="P8">Explain the difference:</text:p>
            <text:p text:style-name="P8">int i=0;</text:p>
            <text:p text:style-name="P8">voltaile int =0;</text:p>
          </table:table-cell>
          <table:table-cell table:style-name="Table10.A2" office:value-type="string">
            <text:p text:style-name="P8">0</text:p>
          </table:table-cell>
          <table:table-cell table:style-name="Table10.D2" office:value-type="string">
            <text:p text:style-name="P8"/>
          </table:table-cell>
        </table:table-row>
        <table:table-row>
          <table:table-cell table:style-name="Table10.A2" office:value-type="string">
            <text:p text:style-name="P8">16</text:p>
          </table:table-cell>
          <table:table-cell table:style-name="Table10.A2" office:value-type="string">
            <text:p text:style-name="P8">Find the output of the following </text:p>
            <text:p text:style-name="P8">main()</text:p>
            <text:p text:style-name="P8">{</text:p>
            <text:p text:style-name="P8">int k;</text:p>
            <text:p text:style-name="P8">k=10;</text:p>
            <text:p text:style-name="P8">printf(“\n %d %d %d \n”,k,k++,++k);</text:p>
            <text:p text:style-name="P8">}</text:p>
          </table:table-cell>
          <table:table-cell table:style-name="Table10.A2" office:value-type="string">
            <text:p text:style-name="P8"/>
            <text:p text:style-name="P8"/>
            <text:p text:style-name="P8">0</text:p>
          </table:table-cell>
          <table:table-cell table:style-name="Table10.D2" office:value-type="string">
            <text:p text:style-name="P8"/>
          </table:table-cell>
        </table:table-row>
        <table:table-row>
          <table:table-cell table:style-name="Table10.A2" office:value-type="string">
            <text:p text:style-name="P8">17</text:p>
          </table:table-cell>
          <table:table-cell table:style-name="Table10.A2" office:value-type="string">
            <text:p text:style-name="P8">Main()</text:p>
            <text:p text:style-name="P8">{</text:p>
            <text:p text:style-name="P8">const int m;</text:p>
            <text:p text:style-name="P8">printf(“value of m=%d\n”,m);</text:p>
            <text:p text:style-name="P8">}</text:p>
            <text:p text:style-name="P8">o/p ?</text:p>
          </table:table-cell>
          <table:table-cell table:style-name="Table10.A2" office:value-type="string">
            <text:p text:style-name="P8"/>
            <text:p text:style-name="P8">0</text:p>
          </table:table-cell>
          <table:table-cell table:style-name="Table10.D2" office:value-type="string">
            <text:p text:style-name="P8"/>
          </table:table-cell>
        </table:table-row>
        <table:table-row>
          <table:table-cell table:style-name="Table10.A2" office:value-type="string">
            <text:p text:style-name="P8">18</text:p>
          </table:table-cell>
          <table:table-cell table:style-name="Table10.A2" office:value-type="string">
            <text:p text:style-name="P8">Main()</text:p>
            <text:p text:style-name="P8">{</text:p>
            <text:p text:style-name="P8">int const ivar1=10;</text:p>
            <text:p text:style-name="P8">int const ivar2=10;</text:p>
            <text:p text:style-name="P8"><text:soft-page-break/>ivar1=12;</text:p>
            <text:p text:style-name="P8">ivar2=12;</text:p>
            <text:p text:style-name="P8">}</text:p>
            <text:p text:style-name="P8">Q: find the error in the above code </text:p>
            <text:p text:style-name="P8"/>
          </table:table-cell>
          <table:table-cell table:style-name="Table10.A2" office:value-type="string">
            <text:p text:style-name="P8"/>
            <text:p text:style-name="P8"/>
            <text:p text:style-name="P8"/>
            <text:p text:style-name="P8">0</text:p>
          </table:table-cell>
          <table:table-cell table:style-name="Table10.D2" office:value-type="string">
            <text:p text:style-name="P8"/>
          </table:table-cell>
        </table:table-row>
      </table:table>
      <text:p text:style-name="P1"/>
      <text:p text:style-name="P5">Data structures:</text:p>
      <text:p text:style-name="P1"/>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8">1</text:p>
          </table:table-cell>
          <table:table-cell table:style-name="Table11.A1" office:value-type="string">
            <text:p text:style-name="P8">Write loops of bubble and selection sort</text:p>
          </table:table-cell>
          <table:table-cell table:style-name="Table11.A1" office:value-type="string">
            <text:p text:style-name="P8">1</text:p>
          </table:table-cell>
          <table:table-cell table:style-name="Table11.D1" office:value-type="string">
            <text:p text:style-name="P8"/>
          </table:table-cell>
        </table:table-row>
        <table:table-row>
          <table:table-cell table:style-name="Table11.A2" office:value-type="string">
            <text:p text:style-name="P8">2</text:p>
          </table:table-cell>
          <table:table-cell table:style-name="Table11.A2" office:value-type="string">
            <text:p text:style-name="P8">Write progs for inserting, delete, in a linked list, stack and queue.</text:p>
          </table:table-cell>
          <table:table-cell table:style-name="Table11.A2" office:value-type="string">
            <text:p text:style-name="P8">1</text:p>
          </table:table-cell>
          <table:table-cell table:style-name="Table11.D2" office:value-type="string">
            <text:p text:style-name="P8"/>
          </table:table-cell>
        </table:table-row>
        <table:table-row>
          <table:table-cell table:style-name="Table11.A2" office:value-type="string">
            <text:p text:style-name="P8">3</text:p>
          </table:table-cell>
          <table:table-cell table:style-name="Table11.A2" office:value-type="string">
            <text:p text:style-name="P8">At most how many childern can each node of a binary tree have ?</text:p>
          </table:table-cell>
          <table:table-cell table:style-name="Table11.A2" office:value-type="string">
            <text:p text:style-name="P8">1</text:p>
          </table:table-cell>
          <table:table-cell table:style-name="Table11.D2" office:value-type="string">
            <text:p text:style-name="P8">2</text:p>
          </table:table-cell>
        </table:table-row>
        <table:table-row>
          <table:table-cell table:style-name="Table11.A2" office:value-type="string">
            <text:p text:style-name="P9">5.</text:p>
          </table:table-cell>
          <table:table-cell table:style-name="Table11.A2" office:value-type="string">
            <text:p text:style-name="P8">Common system calls like fork,exec...their functionalities</text:p>
          </table:table-cell>
          <table:table-cell table:style-name="Table11.A2" office:value-type="string">
            <text:p text:style-name="P9">1</text:p>
          </table:table-cell>
          <table:table-cell table:style-name="Table11.D2" office:value-type="string">
            <text:p text:style-name="P12"/>
          </table:table-cell>
        </table:table-row>
        <table:table-row>
          <table:table-cell table:style-name="Table11.A2" office:value-type="string">
            <text:p text:style-name="P9">6</text:p>
          </table:table-cell>
          <table:table-cell table:style-name="Table11.A2" office:value-type="string">
            <text:p text:style-name="P8">What is parent process and what is child process</text:p>
          </table:table-cell>
          <table:table-cell table:style-name="Table11.A2" office:value-type="string">
            <text:p text:style-name="P10"/>
          </table:table-cell>
          <table:table-cell table:style-name="Table11.D2" office:value-type="string">
            <text:p text:style-name="P12"/>
          </table:table-cell>
        </table:table-row>
        <table:table-row>
          <table:table-cell table:style-name="Table11.A2" office:value-type="string">
            <text:p text:style-name="P9">7</text:p>
          </table:table-cell>
          <table:table-cell table:style-name="Table11.A2" office:value-type="string">
            <text:p text:style-name="P8">Which language is predecessor of c?</text:p>
          </table:table-cell>
          <table:table-cell table:style-name="Table11.A2" office:value-type="string">
            <text:p text:style-name="P9">0</text:p>
          </table:table-cell>
          <table:table-cell table:style-name="Table11.D2" office:value-type="string">
            <text:p text:style-name="P8">B</text:p>
          </table:table-cell>
        </table:table-row>
        <table:table-row>
          <table:table-cell table:style-name="Table11.A2" office:value-type="string">
            <text:p text:style-name="P9">8</text:p>
          </table:table-cell>
          <table:table-cell table:style-name="Table11.A2" office:value-type="string">
            <text:p text:style-name="P8">Who is inventor of c?</text:p>
          </table:table-cell>
          <table:table-cell table:style-name="Table11.A2" office:value-type="string">
            <text:p text:style-name="P9">0</text:p>
          </table:table-cell>
          <table:table-cell table:style-name="Table11.D2" office:value-type="string">
            <text:p text:style-name="P8">Kanningham and ritchie</text:p>
          </table:table-cell>
        </table:table-row>
        <table:table-row>
          <table:table-cell table:style-name="Table11.A2" office:value-type="string">
            <text:p text:style-name="P9">9</text:p>
          </table:table-cell>
          <table:table-cell table:style-name="Table11.A2" office:value-type="string">
            <text:p text:style-name="P8">Why c is called structured language?</text:p>
            <text:p text:style-name="P8">a)i dont have 'goto'</text:p>
            <text:p text:style-name="P8">b)its constructs are <text:s/></text:p>
            <text:p text:style-name="P8">single entry and single exit</text:p>
            <text:p text:style-name="P8">c)it is a modern language</text:p>
            <text:p text:style-name="P8">d)it has structures</text:p>
          </table:table-cell>
          <table:table-cell table:style-name="Table11.A2" office:value-type="string">
            <text:p text:style-name="P9">0</text:p>
          </table:table-cell>
          <table:table-cell table:style-name="Table11.D2" office:value-type="string">
            <text:p text:style-name="P8">b</text:p>
          </table:table-cell>
        </table:table-row>
      </table:table>
      <text:p text:style-name="P1"/>
      <text:p text:style-name="P5">Function call:</text:p>
      <text:p text:style-name="P1"/>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8">1.</text:p>
          </table:table-cell>
          <table:table-cell table:style-name="Table12.A1" office:value-type="string">
            <text:p text:style-name="P8">Does c have “pass by reference”?</text:p>
          </table:table-cell>
          <table:table-cell table:style-name="Table12.A1" office:value-type="string">
            <text:p text:style-name="P8">0</text:p>
          </table:table-cell>
          <table:table-cell table:style-name="Table12.D1" office:value-type="string">
            <text:p text:style-name="P8">no</text:p>
          </table:table-cell>
        </table:table-row>
        <table:table-row table:style-name="Table12.1">
          <table:table-cell table:style-name="Table12.A2" office:value-type="string">
            <text:p text:style-name="P8">2</text:p>
          </table:table-cell>
          <table:table-cell table:style-name="Table12.A2" office:value-type="string">
            <text:p text:style-name="P8">Properties of reentrant function?</text:p>
          </table:table-cell>
          <table:table-cell table:style-name="Table12.A2" office:value-type="string">
            <text:p text:style-name="P8">1</text:p>
          </table:table-cell>
          <table:table-cell table:style-name="Table12.D2" office:value-type="string">
            <text:p text:style-name="P8">Cannot have static local variable,cannot access global variable </text:p>
            <text:p text:style-name="P8">can call only re-entrant functions</text:p>
          </table:table-cell>
        </table:table-row>
        <table:table-row table:style-name="Table12.1">
          <table:table-cell table:style-name="Table12.A2" office:value-type="string">
            <text:p text:style-name="P8">3</text:p>
          </table:table-cell>
          <table:table-cell table:style-name="Table12.A2" office:value-type="string">
            <text:p text:style-name="P8">How many arguments <text:s/>does main can have?</text:p>
          </table:table-cell>
          <table:table-cell table:style-name="Table12.A2" office:value-type="string">
            <text:p text:style-name="P8">0</text:p>
          </table:table-cell>
          <table:table-cell table:style-name="Table12.D2" office:value-type="string">
            <text:p text:style-name="P8">2&amp;3</text:p>
          </table:table-cell>
        </table:table-row>
        <table:table-row table:style-name="Table12.1">
          <table:table-cell table:style-name="Table12.A2" office:value-type="string">
            <text:p text:style-name="P8">4</text:p>
          </table:table-cell>
          <table:table-cell table:style-name="Table12.A2" office:value-type="string">
            <text:p text:style-name="P8">By default c functions are?</text:p>
            <text:p text:style-name="P8">a)local and static</text:p>
            <text:p text:style-name="P8">b)local and auto</text:p>
            <text:p text:style-name="P8">c)global and static</text:p>
            <text:p text:style-name="P8">d)global and extern</text:p>
          </table:table-cell>
          <table:table-cell table:style-name="Table12.A2" office:value-type="string">
            <text:p text:style-name="P8">0</text:p>
          </table:table-cell>
          <table:table-cell table:style-name="Table12.D2" office:value-type="string">
            <text:p text:style-name="P8">d</text:p>
          </table:table-cell>
        </table:table-row>
        <table:table-row table:style-name="Table12.1">
          <table:table-cell table:style-name="Table12.A2" office:value-type="string">
            <text:p text:style-name="P8">5</text:p>
          </table:table-cell>
          <table:table-cell table:style-name="Table12.A2" office:value-type="string">
            <text:p text:style-name="P8">Usual problem with recursive functions is?</text:p>
            <text:p text:style-name="P8">a)stack overflow</text:p>
            <text:p text:style-name="P8">b)complicated</text:p>
            <text:p text:style-name="P8">c)use more memory</text:p>
            <text:p text:style-name="P8"><text:soft-page-break/>d)not efficient</text:p>
          </table:table-cell>
          <table:table-cell table:style-name="Table12.A2" office:value-type="string">
            <text:p text:style-name="P8">0</text:p>
          </table:table-cell>
          <table:table-cell table:style-name="Table12.D2" office:value-type="string">
            <text:p text:style-name="P8">a</text:p>
          </table:table-cell>
        </table:table-row>
        <table:table-row table:style-name="Table12.1">
          <table:table-cell table:style-name="Table12.A2" office:value-type="string">
            <text:p text:style-name="P8">6</text:p>
          </table:table-cell>
          <table:table-cell table:style-name="Table12.A2" office:value-type="string">
            <text:p text:style-name="P8">A function can be defined within a function</text:p>
          </table:table-cell>
          <table:table-cell table:style-name="Table12.A2" office:value-type="string">
            <text:p text:style-name="P8">0</text:p>
          </table:table-cell>
          <table:table-cell table:style-name="Table12.D2" office:value-type="string">
            <text:p text:style-name="P8">false</text:p>
          </table:table-cell>
        </table:table-row>
        <table:table-row table:style-name="Table12.1">
          <table:table-cell table:style-name="Table12.A2" office:value-type="string">
            <text:p text:style-name="P8">7</text:p>
          </table:table-cell>
          <table:table-cell table:style-name="Table12.A2" office:value-type="string">
            <text:p text:style-name="P8">What is the use of a function</text:p>
            <text:p text:style-name="P8">a)code reusability</text:p>
            <text:p text:style-name="P8">b)code modularity</text:p>
            <text:p text:style-name="P8">c)abstraction</text:p>
            <text:p text:style-name="P8">d)all of the above</text:p>
            <text:p text:style-name="P8">e)none of the above</text:p>
          </table:table-cell>
          <table:table-cell table:style-name="Table12.A2" office:value-type="string">
            <text:p text:style-name="P8">0</text:p>
          </table:table-cell>
          <table:table-cell table:style-name="Table12.D2" office:value-type="string">
            <text:p text:style-name="P8">d</text:p>
          </table:table-cell>
        </table:table-row>
        <table:table-row table:style-name="Table12.1">
          <table:table-cell table:style-name="Table12.A2" office:value-type="string">
            <text:p text:style-name="P8">8</text:p>
          </table:table-cell>
          <table:table-cell table:style-name="Table12.A2" office:value-type="string">
            <text:p text:style-name="P8">How many arguments ,at most,should be there in a function from perspective of complexity</text:p>
            <text:p text:style-name="P8">a)1</text:p>
            <text:p text:style-name="P8">b)5</text:p>
            <text:p text:style-name="P8">c)10</text:p>
          </table:table-cell>
          <table:table-cell table:style-name="Table12.A2" office:value-type="string">
            <text:p text:style-name="P8">0</text:p>
          </table:table-cell>
          <table:table-cell table:style-name="Table12.D2" office:value-type="string">
            <text:p text:style-name="P8">b</text:p>
          </table:table-cell>
        </table:table-row>
        <table:table-row table:style-name="Table12.1">
          <table:table-cell table:style-name="Table12.A2" office:value-type="string">
            <text:p text:style-name="P8">9</text:p>
          </table:table-cell>
          <table:table-cell table:style-name="Table12.A2" office:value-type="string">
            <text:p text:style-name="P8">How many lines ,atmost ,should be there <text:s/></text:p>
            <text:p text:style-name="P8">in a function from the perspective of complexity</text:p>
            <text:p text:style-name="P8">a)30</text:p>
            <text:p text:style-name="P8">b)60</text:p>
            <text:p text:style-name="P8">c)180</text:p>
            <text:p text:style-name="P8">d)500</text:p>
          </table:table-cell>
          <table:table-cell table:style-name="Table12.A2" office:value-type="string">
            <text:p text:style-name="P8">0</text:p>
          </table:table-cell>
          <table:table-cell table:style-name="Table12.D2" office:value-type="string">
            <text:p text:style-name="P8">b</text:p>
          </table:table-cell>
        </table:table-row>
        <table:table-row table:style-name="Table12.1">
          <table:table-cell table:style-name="Table12.A2" office:value-type="string">
            <text:p text:style-name="P8">10</text:p>
          </table:table-cell>
          <table:table-cell table:style-name="Table12.A2" office:value-type="string">
            <text:p text:style-name="P8">If int function(int) , is a function ,can we have </text:p>
            <text:p text:style-name="P8">another function where function1 is an argument</text:p>
          </table:table-cell>
          <table:table-cell table:style-name="Table12.A2" office:value-type="string">
            <text:p text:style-name="P8">1</text:p>
          </table:table-cell>
          <table:table-cell table:style-name="Table12.D2" office:value-type="string">
            <text:p text:style-name="P8">true(function pointer)</text:p>
          </table:table-cell>
        </table:table-row>
        <table:table-row table:style-name="Table12.1">
          <table:table-cell table:style-name="Table12.A2" office:value-type="string">
            <text:p text:style-name="P8">11</text:p>
          </table:table-cell>
          <table:table-cell table:style-name="Table12.A2" office:value-type="string">
            <text:p text:style-name="P8">/* file 1*/</text:p>
            <text:p text:style-name="P8">main()</text:p>
            <text:p text:style-name="P8">{</text:p>
            <text:p text:style-name="P8">extern void fun2(void);</text:p>
            <text:p text:style-name="P8">fun2();</text:p>
            <text:p text:style-name="P8">}</text:p>
            <text:p text:style-name="P8">void fun3()</text:p>
            <text:p text:style-name="P8">{</text:p>
            <text:p text:style-name="P8">fun2();</text:p>
            <text:p text:style-name="P8">}</text:p>
            <text:p text:style-name="P8">/* file 2*/</text:p>
            <text:p text:style-name="P8">#include “stdio.h”</text:p>
            <text:p text:style-name="P8">void fun2(void);</text:p>
            <text:p text:style-name="P8">void fun2(void);</text:p>
            <text:p text:style-name="P8">{</text:p>
            <text:p text:style-name="P8">printf(“from the fun2”);</text:p>
            <text:p text:style-name="P8">}</text:p>
            <text:p text:style-name="P8">q: will there be any compilation error of execution error and find the error if any in the above program</text:p>
          </table:table-cell>
          <table:table-cell table:style-name="Table12.A2" office:value-type="string">
            <text:p text:style-name="P8">0</text:p>
          </table:table-cell>
          <table:table-cell table:style-name="Table12.D2" office:value-type="string">
            <text:p text:style-name="P12"/>
          </table:table-cell>
        </table:table-row>
        <table:table-row table:style-name="Table12.1">
          <table:table-cell table:style-name="Table12.A2" office:value-type="string">
            <text:p text:style-name="P8">12</text:p>
          </table:table-cell>
          <table:table-cell table:style-name="Table12.A2" office:value-type="string">
            <text:p text:style-name="P8">What is output:</text:p>
            <text:p text:style-name="P8"><text:soft-page-break/>func1(char*str);</text:p>
            <text:p text:style-name="P8">func2(char*str);</text:p>
            <text:p text:style-name="P8">main()</text:p>
            <text:p text:style-name="P8">{</text:p>
            <text:p text:style-name="P8">char *sttr1,*str2;</text:p>
            <text:p text:style-name="P8">str1=(char*)malloc(10;</text:p>
            <text:p text:style-name="P8">str2=(char*)malloc(10;</text:p>
            <text:p text:style-name="P8">func1(str1);</text:p>
            <text:p text:style-name="P8">func2(str2);</text:p>
            <text:p text:style-name="P8">printf(“\n string 1 %s and string2 %s\n”,str1,str2);</text:p>
            <text:p text:style-name="P8">}</text:p>
            <text:p text:style-name="P8">func1(char*str)</text:p>
            <text:p text:style-name="P8">{</text:p>
            <text:p text:style-name="P8">str=”satyam”;</text:p>
            <text:p text:style-name="P8">}</text:p>
            <text:p text:style-name="P8">func2(char*str)</text:p>
            <text:p text:style-name="P8">{</text:p>
            <text:p text:style-name="P8">strcpy(str,”satyam”);</text:p>
            <text:p text:style-name="P8">}</text:p>
          </table:table-cell>
          <table:table-cell table:style-name="Table12.A2" office:value-type="string">
            <text:p text:style-name="P8">0</text:p>
          </table:table-cell>
          <table:table-cell table:style-name="Table12.D2" office:value-type="string">
            <text:p text:style-name="P12"/>
          </table:table-cell>
        </table:table-row>
        <table:table-row table:style-name="Table12.1">
          <table:table-cell table:style-name="Table12.A2" office:value-type="string">
            <text:p text:style-name="P8">13</text:p>
          </table:table-cell>
          <table:table-cell table:style-name="Table12.A2" office:value-type="string">
            <text:p text:style-name="P8">Expand the below and redefine using typedef char* (*(*fn)(int,char))[10];</text:p>
          </table:table-cell>
          <table:table-cell table:style-name="Table12.A2" office:value-type="string">
            <text:p text:style-name="P8">1</text:p>
          </table:table-cell>
          <table:table-cell table:style-name="Table12.D2" office:value-type="string">
            <text:p text:style-name="P12"/>
          </table:table-cell>
        </table:table-row>
        <table:table-row table:style-name="Table12.1">
          <table:table-cell table:style-name="Table12.A2" office:value-type="string">
            <text:p text:style-name="P8">14</text:p>
          </table:table-cell>
          <table:table-cell table:style-name="Table12.A2" office:value-type="string">
            <text:p text:style-name="P8">Main()</text:p>
            <text:p text:style-name="P8">{</text:p>
            <text:p text:style-name="P8">int k[0]=10;</text:p>
            <text:p text:style-name="P8">printf(“%d\n”.k);</text:p>
            <text:p text:style-name="P8"/>
            <text:p text:style-name="P8">}</text:p>
            <text:p text:style-name="P8">q:</text:p>
            <text:p text:style-name="P8">will there be any compilation error if so,find the error</text:p>
          </table:table-cell>
          <table:table-cell table:style-name="Table12.A2" office:value-type="string">
            <text:p text:style-name="P8">0</text:p>
          </table:table-cell>
          <table:table-cell table:style-name="Table12.D2" office:value-type="string">
            <text:p text:style-name="P12"/>
          </table:table-cell>
        </table:table-row>
      </table:table>
      <text:p text:style-name="P1"/>
      <text:p text:style-name="P5">Structures/union:</text:p>
      <text:p text:style-name="P1"/>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8">1</text:p>
          </table:table-cell>
          <table:table-cell table:style-name="Table13.A1" office:value-type="string">
            <text:p text:style-name="P8">Diffrence between structures and unions</text:p>
          </table:table-cell>
          <table:table-cell table:style-name="Table13.A1" office:value-type="string">
            <text:p text:style-name="P8">0</text:p>
          </table:table-cell>
          <table:table-cell table:style-name="Table13.D1" office:value-type="string">
            <text:p text:style-name="P12"/>
          </table:table-cell>
        </table:table-row>
        <table:table-row table:style-name="Table13.1">
          <table:table-cell table:style-name="Table13.A2" office:value-type="string">
            <text:p text:style-name="P8">2</text:p>
          </table:table-cell>
          <table:table-cell table:style-name="Table13.A2" office:value-type="string">
            <text:p text:style-name="P8">Memory occupied by?</text:p>
            <text:p text:style-name="P8">a)structure is more then a union</text:p>
            <text:p text:style-name="P8">b)less is less than union</text:p>
            <text:p text:style-name="P8">c)same is same as union</text:p>
          </table:table-cell>
          <table:table-cell table:style-name="Table13.A2" office:value-type="string">
            <text:p text:style-name="P8">0</text:p>
          </table:table-cell>
          <table:table-cell table:style-name="Table13.D2" office:value-type="string">
            <text:p text:style-name="P8">a</text:p>
          </table:table-cell>
        </table:table-row>
      </table:table>
      <text:p text:style-name="P1"/>
      <text:p text:style-name="P5">Bit manipulation:</text:p>
      <text:p text:style-name="P1"/>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8">1</text:p>
          </table:table-cell>
          <table:table-cell table:style-name="Table14.A1" office:value-type="string">
            <text:p text:style-name="P8">If a byte stores MSB 4 bits as <text:s/>x-co-ordinate and LSB 4 bit as y-co-ordinate .How to obtain </text:p>
            <text:p text:style-name="P8">x and y co-ordinate from byte. </text:p>
          </table:table-cell>
          <table:table-cell table:style-name="Table14.A1" office:value-type="string">
            <text:p text:style-name="P12"/>
          </table:table-cell>
          <table:table-cell table:style-name="Table14.D1" office:value-type="string">
            <text:p text:style-name="P12"/>
          </table:table-cell>
        </table:table-row>
        <table:table-row table:style-name="Table14.1">
          <table:table-cell table:style-name="Table14.A2" office:value-type="string">
            <text:p text:style-name="P8">2</text:p>
          </table:table-cell>
          <table:table-cell table:style-name="Table14.A2" office:value-type="string">
            <text:p text:style-name="P8">If a byte stores MSB 4bits as x co-ordinate and LSB 4 bit as y co-<text:soft-page-break/>ordinate.how to form byte from x and y.</text:p>
          </table:table-cell>
          <table:table-cell table:style-name="Table14.A2" office:value-type="string">
            <text:p text:style-name="P12"/>
          </table:table-cell>
          <table:table-cell table:style-name="Table14.D2" office:value-type="string">
            <text:p text:style-name="P12"/>
          </table:table-cell>
        </table:table-row>
        <table:table-row table:style-name="Table14.1">
          <table:table-cell table:style-name="Table14.A2" office:value-type="string">
            <text:p text:style-name="P8">3</text:p>
          </table:table-cell>
          <table:table-cell table:style-name="Table14.A2" office:value-type="string">
            <text:p text:style-name="P8">How to toggle 4th bit of a byte with a single operation.</text:p>
          </table:table-cell>
          <table:table-cell table:style-name="Table14.A2" office:value-type="string">
            <text:p text:style-name="P12"/>
          </table:table-cell>
          <table:table-cell table:style-name="Table14.D2" office:value-type="string">
            <text:p text:style-name="P12"/>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nil Patlamane</meta:initial-creator>
    <meta:creation-date>2015-09-09T18:30:57</meta:creation-date>
    <meta:generator>LibreOffice/3.5$Linux_x86 LibreOffice_project/350m1$Build-2</meta:generator>
    <dc:date>2015-09-11T17:57:16</dc:date>
    <dc:creator>Durga Tekupudi</dc:creator>
    <meta:editing-duration>PT5H27M34S</meta:editing-duration>
    <meta:editing-cycles>10</meta:editing-cycles>
    <meta:document-statistic meta:table-count="14" meta:image-count="0" meta:object-count="0" meta:page-count="17" meta:paragraph-count="833" meta:word-count="2840" meta:character-count="14821" meta:non-whitespace-character-count="12998"/>
  </office:meta>
</office:document-meta>
</file>